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882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85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1.66cm"/>
    </style:style>
    <style:style style:name="co13" style:family="table-column">
      <style:table-column-properties fo:break-before="auto" style:column-width="9.285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1.412cm"/>
    </style:style>
    <style:style style:name="co20" style:family="table-column">
      <style:table-column-properties fo:break-before="auto" style:column-width="12.317cm"/>
    </style:style>
    <style:style style:name="co21" style:family="table-column">
      <style:table-column-properties fo:break-before="auto" style:column-width="14.4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 style:data-style-name="N111">
      <style:table-cell-properties fo:background-color="#ffd7d7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25" style:family="table-cell" style:parent-style-name="Default" style:data-style-name="N0">
      <style:table-cell-properties fo:border-bottom="none" fo:border-left="none" fo:border-right="0.74pt solid #ffffff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order-bottom="none" fo:background-color="#e8f2a1" fo:border-left="0.74pt dotted #000000" fo:border-right="0.74pt dotted #000000" fo:border-top="none"/>
    </style:style>
    <style:style style:name="ce6" style:family="table-cell" style:parent-style-name="Default">
      <style:table-cell-properties fo:border-bottom="none" fo:background-color="#f6f9d4" fo:border-left="0.74pt dotted #000000" fo:border-right="0.74pt dotted #000000" fo:border-top="none"/>
    </style:style>
    <style:style style:name="ce29" style:family="table-cell" style:parent-style-name="Default">
      <style:table-cell-properties fo:border-bottom="none" fo:border-left="0.74pt solid #ffffff" fo:border-right="0.74pt solid #ffffff" fo:border-top="none"/>
    </style:style>
    <style:style style:name="ce7" style:family="table-cell" style:parent-style-name="Default">
      <style:table-cell-properties fo:border-bottom="none" fo:background-color="#f6f9d4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order-bottom="none" fo:background-color="#b4c7dc" fo:border-left="0.74pt dotted #000000" fo:border-right="0.74pt dotted #000000" fo:border-top="none"/>
    </style:style>
    <style:style style:name="ce10" style:family="table-cell" style:parent-style-name="Default">
      <style:table-cell-properties fo:border-bottom="none" fo:border-left="0.74pt dotted #000000" fo:border-right="0.74pt dotte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border-left="0.74pt solid #ffffff" fo:border-right="0.74pt solid #ffffff" fo:border-top="non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3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0000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74pt solid #cccccc" fo:background-color="#eeeee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0.74pt solid #cccccc" fo:background-color="#eeeeee" style:text-align-source="fix" style:repeat-content="false" fo:border-left="0.74pt dotted #000000" fo:border-right="0.74pt dotted #000000" fo:border-top="0.74pt solid #cccccc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0.74pt dotted #000000" fo:border-right="0.74pt dotted #000000" fo:border-top="0.74pt solid #cccccc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74pt solid #ffffff" fo:border-right="0.74pt solid #ffffff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order-bottom="none" fo:background-color="#ffb66c" fo:border-left="0.74pt dotted #000000" fo:border-right="0.74pt dotted #000000" fo:border-top="none"/>
    </style:style>
    <style:style style:name="ce17" style:family="table-cell" style:parent-style-name="Default">
      <style:table-cell-properties fo:border-bottom="none" fo:background-color="#ffdbb6" fo:border-left="0.74pt dotted #000000" fo:border-right="0.74pt dotted #000000" fo:border-top="none"/>
    </style:style>
    <style:style style:name="ce18" style:family="table-cell" style:parent-style-name="Default">
      <style:table-cell-properties fo:background-color="#ffb66c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none" fo:background-color="#ffb66c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20" style:family="table-cell" style:parent-style-name="Default" style:data-style-name="N0">
      <style:table-cell-properties fo:border-bottom="none" fo:background-color="#ffdbb6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dbb6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69" style:family="table-cell" style:parent-style-name="Default">
      <style:table-cell-properties fo:border-bottom="none" fo:border-left="0.74pt solid #ffffff" fo:border-right="none" fo:border-top="none"/>
    </style:style>
    <style:style style:name="ce22" style:family="table-cell" style:parent-style-name="Default" style:data-style-name="N0">
      <style:table-cell-properties fo:border-bottom="none" fo:background-color="#ffdbb6" fo:border-left="0.74pt dotted #000000" fo:border-right="0.74pt dotted #000000" fo:border-top="none"/>
    </style:style>
    <style:style style:name="ce59" style:family="table-cell" style:parent-style-name="Default">
      <style:table-cell-properties fo:background-color="#bf819e"/>
    </style:style>
    <style:style style:name="ce60" style:family="table-cell" style:parent-style-name="Default">
      <style:table-cell-properties fo:border-bottom="none" fo:background-color="#bf819e" fo:border-left="0.74pt solid #000000" fo:border-right="0.74pt solid #000000" fo:border-top="none"/>
    </style:style>
    <style:style style:name="ce61" style:family="table-cell" style:parent-style-name="Default" style:data-style-name="N100">
      <style:table-cell-properties fo:border-bottom="none" fo:background-color="#e0c2cd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8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" calcext:value-type="string">
            <text:p>E0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>
            <text:p/>
          </table:table-cell>
          <table:table-cell table:style-name="ce20" table:formula="of:=IF(OR([.F7]=&quot;jmpf&quot;;[.F7]=&quot;call&quot;);VLOOKUP([.G7];[.$E$7:.$I$96];5;0);IF([.G7]=&quot;&quot;;&quot;&quot;;[.G7]))">
            <text:p/>
          </table:table-cell>
          <table:table-cell table:style-name="ce21" table:formula="of:=IFNA(COM.MICROSOFT.CONCAT([.L7];[.M7]);&quot;&quot;)">
            <text:p/>
          </table:table-cell>
          <table:table-cell table:style-name="ce22" table:formula="of:=IFNA(IF([.F7]=&quot;scall&quot;;VLOOKUP([.G7];[$'(DATA)scall'.$B$3:.$D$18];3;0);VLOOKUP([.F7];[$'(DATA)neamock'.$C$3:.$J$31];8;0));&quot;&quot;)">
            <text:p/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8]=&quot;&quot;; [.B7]+IFNA(VLOOKUP([.F7];[$'(DATA)neamock'.$C$3:.$I$31];7;0);0); HEX2DEC([.A8]))" office:value-type="float" office:value="0" calcext:value-type="float">
            <text:p>0</text:p>
          </table:table-cell>
          <table:table-cell table:style-name="ce7" table:formula="of:=DEC2BIN([.B8];8)" office:value-type="string" office:string-value="00000000" calcext:value-type="string">
            <text:p>00000000</text:p>
          </table:table-cell>
          <table:table-cell table:style-name="ce7" table:formula="of:=DEC2HEX([.B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0" calcext:value-type="string">
            <text:p>00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>
            <text:p/>
          </table:table-cell>
          <table:table-cell table:style-name="ce20" table:formula="of:=IF(OR([.F8]=&quot;jmpf&quot;;[.F8]=&quot;call&quot;);VLOOKUP([.G8];[.$E$7:.$I$96];5;0);IF([.G8]=&quot;&quot;;&quot;&quot;;[.G8]))">
            <text:p/>
          </table:table-cell>
          <table:table-cell table:style-name="ce21" table:formula="of:=IFNA(COM.MICROSOFT.CONCAT([.L8];[.M8]);&quot;&quot;)">
            <text:p/>
          </table:table-cell>
          <table:table-cell table:style-name="ce22" table:formula="of:=IFNA(IF([.F8]=&quot;scall&quot;;VLOOKUP([.G8];[$'(DATA)scall'.$B$3:.$D$18];3;0);VLOOKUP([.F8];[$'(DATA)neamock'.$C$3:.$J$31];8;0));&quot;&quot;)">
            <text:p/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9]=&quot;&quot;; [.B8]+IFNA(VLOOKUP([.F8];[$'(DATA)neamock'.$C$3:.$I$31];7;0);0); HEX2DEC([.A9]))" office:value-type="float" office:value="0" calcext:value-type="float">
            <text:p>0</text:p>
          </table:table-cell>
          <table:table-cell table:style-name="ce7" table:formula="of:=DEC2BIN([.B9];8)" office:value-type="string" office:string-value="00000000" calcext:value-type="string">
            <text:p>00000000</text:p>
          </table:table-cell>
          <table:table-cell table:style-name="ce7" table:formula="of:=DEC2HEX([.B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0" calcext:value-type="string">
            <text:p>00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>
            <text:p/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>
            <text:p/>
          </table:table-cell>
          <table:table-cell table:style-name="ce22" table:formula="of:=IFNA(IF([.F9]=&quot;scall&quot;;VLOOKUP([.G9];[$'(DATA)scall'.$B$3:.$D$18];3;0);VLOOKUP([.F9];[$'(DATA)neamock'.$C$3:.$J$31];8;0));&quot;&quot;)">
            <text:p/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0]=&quot;&quot;; [.B9]+IFNA(VLOOKUP([.F9];[$'(DATA)neamock'.$C$3:.$I$31];7;0);0); HEX2DEC([.A10]))" office:value-type="float" office:value="0" calcext:value-type="float">
            <text:p>0</text:p>
          </table:table-cell>
          <table:table-cell table:style-name="ce7" table:formula="of:=DEC2BIN([.B10];8)" office:value-type="string" office:string-value="00000000" calcext:value-type="string">
            <text:p>00000000</text:p>
          </table:table-cell>
          <table:table-cell table:style-name="ce7" table:formula="of:=DEC2HEX([.B1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0" calcext:value-type="string">
            <text:p>00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>
            <text:p/>
          </table:table-cell>
          <table:table-cell table:style-name="ce20" table:formula="of:=IF(OR([.F10]=&quot;jmpf&quot;;[.F10]=&quot;call&quot;);VLOOKUP([.G10];[.$E$7:.$I$96];5;0);IF([.G10]=&quot;&quot;;&quot;&quot;;[.G10]))">
            <text:p/>
          </table:table-cell>
          <table:table-cell table:style-name="ce21" table:formula="of:=IFNA(COM.MICROSOFT.CONCAT([.L10];[.M10]);&quot;&quot;)">
            <text:p/>
          </table:table-cell>
          <table:table-cell table:style-name="ce22" table:formula="of:=IFNA(IF([.F10]=&quot;scall&quot;;VLOOKUP([.G10];[$'(DATA)scall'.$B$3:.$D$18];3;0);VLOOKUP([.F10];[$'(DATA)neamock'.$C$3:.$J$31];8;0));&quot;&quot;)">
            <text:p/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neamock'.$C$3:.$I$31];7;0);0); HEX2DEC([.A11]))" office:value-type="float" office:value="0" calcext:value-type="float">
            <text:p>0</text:p>
          </table:table-cell>
          <table:table-cell table:style-name="ce7" table:formula="of:=DEC2BIN([.B11];8)" office:value-type="string" office:string-value="00000000" calcext:value-type="string">
            <text:p>00000000</text:p>
          </table:table-cell>
          <table:table-cell table:style-name="ce7" table:formula="of:=DEC2HEX([.B1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0" calcext:value-type="string">
            <text:p>00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>
            <text:p/>
          </table:table-cell>
          <table:table-cell table:style-name="ce20" table:formula="of:=IF(OR([.F11]=&quot;jmpf&quot;;[.F11]=&quot;call&quot;);VLOOKUP([.G11];[.$E$7:.$I$96];5;0);IF([.G11]=&quot;&quot;;&quot;&quot;;[.G11]))">
            <text:p/>
          </table:table-cell>
          <table:table-cell table:style-name="ce21" table:formula="of:=IFNA(COM.MICROSOFT.CONCAT([.L11];[.M11]);&quot;&quot;)">
            <text:p/>
          </table:table-cell>
          <table:table-cell table:style-name="ce22" table:formula="of:=IFNA(IF([.F11]=&quot;scall&quot;;VLOOKUP([.G11];[$'(DATA)scall'.$B$3:.$D$18];3;0);VLOOKUP([.F11];[$'(DATA)neamock'.$C$3:.$J$31];8;0));&quot;&quot;)">
            <text:p/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neamock'.$C$3:.$I$31];7;0);0); HEX2DEC([.A12]))" office:value-type="float" office:value="0" calcext:value-type="float">
            <text:p>0</text:p>
          </table:table-cell>
          <table:table-cell table:style-name="ce7" table:formula="of:=DEC2BIN([.B12];8)" office:value-type="string" office:string-value="00000000" calcext:value-type="string">
            <text:p>00000000</text:p>
          </table:table-cell>
          <table:table-cell table:style-name="ce7" table:formula="of:=DEC2HEX([.B1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0" calcext:value-type="string">
            <text:p>00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>
            <text:p/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>
            <text:p/>
          </table:table-cell>
          <table:table-cell table:style-name="ce22" table:formula="of:=IFNA(IF([.F12]=&quot;scall&quot;;VLOOKUP([.G12];[$'(DATA)scall'.$B$3:.$D$18];3;0);VLOOKUP([.F12];[$'(DATA)neamock'.$C$3:.$J$31];8;0));&quot;&quot;)">
            <text:p/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3]=&quot;&quot;; [.B12]+IFNA(VLOOKUP([.F12];[$'(DATA)neamock'.$C$3:.$I$31];7;0);0); HEX2DEC([.A13]))" office:value-type="float" office:value="0" calcext:value-type="float">
            <text:p>0</text:p>
          </table:table-cell>
          <table:table-cell table:style-name="ce7" table:formula="of:=DEC2BIN([.B13];8)" office:value-type="string" office:string-value="00000000" calcext:value-type="string">
            <text:p>00000000</text:p>
          </table:table-cell>
          <table:table-cell table:style-name="ce7" table:formula="of:=DEC2HEX([.B1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0" calcext:value-type="string">
            <text:p>00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>
            <text:p/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>
            <text:p/>
          </table:table-cell>
          <table:table-cell table:style-name="ce22" table:formula="of:=IFNA(IF([.F13]=&quot;scall&quot;;VLOOKUP([.G13];[$'(DATA)scall'.$B$3:.$D$18];3;0);VLOOKUP([.F13];[$'(DATA)neamock'.$C$3:.$J$31];8;0));&quot;&quot;)">
            <text:p/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neamock'.$C$3:.$I$31];7;0);0); HEX2DEC([.A14]))" office:value-type="float" office:value="0" calcext:value-type="float">
            <text:p>0</text:p>
          </table:table-cell>
          <table:table-cell table:style-name="ce7" table:formula="of:=DEC2BIN([.B14];8)" office:value-type="string" office:string-value="00000000" calcext:value-type="string">
            <text:p>00000000</text:p>
          </table:table-cell>
          <table:table-cell table:style-name="ce7" table:formula="of:=DEC2HEX([.B14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00" calcext:value-type="string">
            <text:p>00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>
            <text:p/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>
            <text:p/>
          </table:table-cell>
          <table:table-cell table:style-name="ce22" table:formula="of:=IFNA(IF([.F14]=&quot;scall&quot;;VLOOKUP([.G14];[$'(DATA)scall'.$B$3:.$D$18];3;0);VLOOKUP([.F14];[$'(DATA)neamock'.$C$3:.$J$31];8;0));&quot;&quot;)">
            <text:p/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neamock'.$C$3:.$I$31];7;0);0); HEX2DEC([.A15]))" office:value-type="float" office:value="0" calcext:value-type="float">
            <text:p>0</text:p>
          </table:table-cell>
          <table:table-cell table:style-name="ce7" table:formula="of:=DEC2BIN([.B15];8)" office:value-type="string" office:string-value="00000000" calcext:value-type="string">
            <text:p>00000000</text:p>
          </table:table-cell>
          <table:table-cell table:style-name="ce7" table:formula="of:=DEC2HEX([.B1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00" calcext:value-type="string">
            <text:p>00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>
            <text:p/>
          </table:table-cell>
          <table:table-cell table:style-name="ce20" table:formula="of:=IF(OR([.F15]=&quot;jmpf&quot;;[.F15]=&quot;call&quot;);VLOOKUP([.G15];[.$E$7:.$I$96];5;0);IF([.G15]=&quot;&quot;;&quot;&quot;;[.G15]))">
            <text:p/>
          </table:table-cell>
          <table:table-cell table:style-name="ce21" table:formula="of:=IFNA(COM.MICROSOFT.CONCAT([.L15];[.M15]);&quot;&quot;)">
            <text:p/>
          </table:table-cell>
          <table:table-cell table:style-name="ce22" table:formula="of:=IFNA(IF([.F15]=&quot;scall&quot;;VLOOKUP([.G15];[$'(DATA)scall'.$B$3:.$D$18];3;0);VLOOKUP([.F15];[$'(DATA)neamock'.$C$3:.$J$31];8;0));&quot;&quot;)">
            <text:p/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neamock'.$C$3:.$I$31];7;0);0); HEX2DEC([.A16]))" office:value-type="float" office:value="0" calcext:value-type="float">
            <text:p>0</text:p>
          </table:table-cell>
          <table:table-cell table:style-name="ce7" table:formula="of:=DEC2BIN([.B16];8)" office:value-type="string" office:string-value="00000000" calcext:value-type="string">
            <text:p>00000000</text:p>
          </table:table-cell>
          <table:table-cell table:style-name="ce7" table:formula="of:=DEC2HEX([.B16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00" calcext:value-type="string">
            <text:p>00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>
            <text:p/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>
            <text:p/>
          </table:table-cell>
          <table:table-cell table:style-name="ce22" table:formula="of:=IFNA(IF([.F16]=&quot;scall&quot;;VLOOKUP([.G16];[$'(DATA)scall'.$B$3:.$D$18];3;0);VLOOKUP([.F16];[$'(DATA)neamock'.$C$3:.$J$31];8;0));&quot;&quot;)">
            <text:p/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neamock'.$C$3:.$I$31];7;0);0); HEX2DEC([.A17]))" office:value-type="float" office:value="0" calcext:value-type="float">
            <text:p>0</text:p>
          </table:table-cell>
          <table:table-cell table:style-name="ce7" table:formula="of:=DEC2BIN([.B17];8)" office:value-type="string" office:string-value="00000000" calcext:value-type="string">
            <text:p>00000000</text:p>
          </table:table-cell>
          <table:table-cell table:style-name="ce7" table:formula="of:=DEC2HEX([.B17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00" calcext:value-type="string">
            <text:p>00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neamock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neamock'.$C$3:.$I$31];7;0);0); HEX2DEC([.A18]))" office:value-type="float" office:value="0" calcext:value-type="float">
            <text:p>0</text:p>
          </table:table-cell>
          <table:table-cell table:style-name="ce7" table:formula="of:=DEC2BIN([.B18];8)" office:value-type="string" office:string-value="00000000" calcext:value-type="string">
            <text:p>00000000</text:p>
          </table:table-cell>
          <table:table-cell table:style-name="ce7" table:formula="of:=DEC2HEX([.B1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00" calcext:value-type="string">
            <text:p>00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neamock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neamock'.$C$3:.$I$31];7;0);0); HEX2DEC([.A19]))" office:value-type="float" office:value="0" calcext:value-type="float">
            <text:p>0</text:p>
          </table:table-cell>
          <table:table-cell table:style-name="ce7" table:formula="of:=DEC2BIN([.B19];8)" office:value-type="string" office:string-value="00000000" calcext:value-type="string">
            <text:p>00000000</text:p>
          </table:table-cell>
          <table:table-cell table:style-name="ce7" table:formula="of:=DEC2HEX([.B1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00" calcext:value-type="string">
            <text:p>00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neamock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neamock'.$C$3:.$I$31];7;0);0); HEX2DEC([.A20]))" office:value-type="float" office:value="0" calcext:value-type="float">
            <text:p>0</text:p>
          </table:table-cell>
          <table:table-cell table:style-name="ce7" table:formula="of:=DEC2BIN([.B20];8)" office:value-type="string" office:string-value="00000000" calcext:value-type="string">
            <text:p>00000000</text:p>
          </table:table-cell>
          <table:table-cell table:style-name="ce7" table:formula="of:=DEC2HEX([.B20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00" calcext:value-type="string">
            <text:p>00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neamock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neamock'.$C$3:.$I$31];7;0);0); HEX2DEC([.A21]))" office:value-type="float" office:value="0" calcext:value-type="float">
            <text:p>0</text:p>
          </table:table-cell>
          <table:table-cell table:style-name="ce7" table:formula="of:=DEC2BIN([.B21];8)" office:value-type="string" office:string-value="00000000" calcext:value-type="string">
            <text:p>00000000</text:p>
          </table:table-cell>
          <table:table-cell table:style-name="ce7" table:formula="of:=DEC2HEX([.B2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00" calcext:value-type="string">
            <text:p>00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neamock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neamock'.$C$3:.$I$31];7;0);0); HEX2DEC([.A22]))" office:value-type="float" office:value="0" calcext:value-type="float">
            <text:p>0</text:p>
          </table:table-cell>
          <table:table-cell table:style-name="ce7" table:formula="of:=DEC2BIN([.B22];8)" office:value-type="string" office:string-value="00000000" calcext:value-type="string">
            <text:p>00000000</text:p>
          </table:table-cell>
          <table:table-cell table:style-name="ce7" table:formula="of:=DEC2HEX([.B2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00" calcext:value-type="string">
            <text:p>00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neamock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neamock'.$C$3:.$I$31];7;0);0); HEX2DEC([.A23]))" office:value-type="float" office:value="0" calcext:value-type="float">
            <text:p>0</text:p>
          </table:table-cell>
          <table:table-cell table:style-name="ce7" table:formula="of:=DEC2BIN([.B23];8)" office:value-type="string" office:string-value="00000000" calcext:value-type="string">
            <text:p>00000000</text:p>
          </table:table-cell>
          <table:table-cell table:style-name="ce7" table:formula="of:=DEC2HEX([.B23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00" calcext:value-type="string">
            <text:p>00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neamock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0" calcext:value-type="float">
            <text:p>0</text:p>
          </table:table-cell>
          <table:table-cell table:style-name="ce7" table:formula="of:=DEC2BIN([.B24];8)" office:value-type="string" office:string-value="00000000" calcext:value-type="string">
            <text:p>00000000</text:p>
          </table:table-cell>
          <table:table-cell table:style-name="ce7" table:formula="of:=DEC2HEX([.B24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00" calcext:value-type="string">
            <text:p>00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neamock'.$C$3:.$I$31];7;0);0); HEX2DEC([.A25]))" office:value-type="float" office:value="0" calcext:value-type="float">
            <text:p>0</text:p>
          </table:table-cell>
          <table:table-cell table:style-name="ce7" table:formula="of:=DEC2BIN([.B25];8)" office:value-type="string" office:string-value="00000000" calcext:value-type="string">
            <text:p>00000000</text:p>
          </table:table-cell>
          <table:table-cell table:style-name="ce7" table:formula="of:=DEC2HEX([.B2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00" calcext:value-type="string">
            <text:p>00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neamock'.$C$3:.$I$31];7;0);0); HEX2DEC([.A26]))" office:value-type="float" office:value="0" calcext:value-type="float">
            <text:p>0</text:p>
          </table:table-cell>
          <table:table-cell table:style-name="ce7" table:formula="of:=DEC2BIN([.B26];8)" office:value-type="string" office:string-value="00000000" calcext:value-type="string">
            <text:p>00000000</text:p>
          </table:table-cell>
          <table:table-cell table:style-name="ce7" table:formula="of:=DEC2HEX([.B26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00" calcext:value-type="string">
            <text:p>00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neamock'.$C$3:.$I$31];7;0);0); HEX2DEC([.A27]))" office:value-type="float" office:value="0" calcext:value-type="float">
            <text:p>0</text:p>
          </table:table-cell>
          <table:table-cell table:style-name="ce7" table:formula="of:=DEC2BIN([.B27];8)" office:value-type="string" office:string-value="00000000" calcext:value-type="string">
            <text:p>00000000</text:p>
          </table:table-cell>
          <table:table-cell table:style-name="ce7" table:formula="of:=DEC2HEX([.B2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00" calcext:value-type="string">
            <text:p>00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neamock'.$C$3:.$I$31];7;0);0); HEX2DEC([.A28]))" office:value-type="float" office:value="0" calcext:value-type="float">
            <text:p>0</text:p>
          </table:table-cell>
          <table:table-cell table:style-name="ce7" table:formula="of:=DEC2BIN([.B28];8)" office:value-type="string" office:string-value="00000000" calcext:value-type="string">
            <text:p>00000000</text:p>
          </table:table-cell>
          <table:table-cell table:style-name="ce7" table:formula="of:=DEC2HEX([.B2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00" calcext:value-type="string">
            <text:p>00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neamock'.$C$3:.$I$31];7;0);0); HEX2DEC([.A29]))" office:value-type="float" office:value="0" calcext:value-type="float">
            <text:p>0</text:p>
          </table:table-cell>
          <table:table-cell table:style-name="ce7" table:formula="of:=DEC2BIN([.B29];8)" office:value-type="string" office:string-value="00000000" calcext:value-type="string">
            <text:p>00000000</text:p>
          </table:table-cell>
          <table:table-cell table:style-name="ce7" table:formula="of:=DEC2HEX([.B2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00" calcext:value-type="string">
            <text:p>00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0" calcext:value-type="float">
            <text:p>0</text:p>
          </table:table-cell>
          <table:table-cell table:style-name="ce7" table:formula="of:=DEC2BIN([.B30];8)" office:value-type="string" office:string-value="00000000" calcext:value-type="string">
            <text:p>00000000</text:p>
          </table:table-cell>
          <table:table-cell table:style-name="ce7" table:formula="of:=DEC2HEX([.B3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00" calcext:value-type="string">
            <text:p>00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neamock'.$C$3:.$I$31];7;0);0); HEX2DEC([.A31]))" office:value-type="float" office:value="0" calcext:value-type="float">
            <text:p>0</text:p>
          </table:table-cell>
          <table:table-cell table:style-name="ce7" table:formula="of:=DEC2BIN([.B31];8)" office:value-type="string" office:string-value="00000000" calcext:value-type="string">
            <text:p>00000000</text:p>
          </table:table-cell>
          <table:table-cell table:style-name="ce7" table:formula="of:=DEC2HEX([.B3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00" calcext:value-type="string">
            <text:p>00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0" calcext:value-type="float">
            <text:p>0</text:p>
          </table:table-cell>
          <table:table-cell table:style-name="ce7" table:formula="of:=DEC2BIN([.B32];8)" office:value-type="string" office:string-value="00000000" calcext:value-type="string">
            <text:p>00000000</text:p>
          </table:table-cell>
          <table:table-cell table:style-name="ce7" table:formula="of:=DEC2HEX([.B3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00" calcext:value-type="string">
            <text:p>00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neamock'.$C$3:.$I$31];7;0);0); HEX2DEC([.A33]))" office:value-type="float" office:value="0" calcext:value-type="float">
            <text:p>0</text:p>
          </table:table-cell>
          <table:table-cell table:style-name="ce7" table:formula="of:=DEC2BIN([.B33];8)" office:value-type="string" office:string-value="00000000" calcext:value-type="string">
            <text:p>00000000</text:p>
          </table:table-cell>
          <table:table-cell table:style-name="ce7" table:formula="of:=DEC2HEX([.B3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00" calcext:value-type="string">
            <text:p>00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neamock'.$C$3:.$I$31];7;0);0); HEX2DEC([.A34]))" office:value-type="float" office:value="0" calcext:value-type="float">
            <text:p>0</text:p>
          </table:table-cell>
          <table:table-cell table:style-name="ce7" table:formula="of:=DEC2BIN([.B34];8)" office:value-type="string" office:string-value="00000000" calcext:value-type="string">
            <text:p>00000000</text:p>
          </table:table-cell>
          <table:table-cell table:style-name="ce7" table:formula="of:=DEC2HEX([.B34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00" calcext:value-type="string">
            <text:p>00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0" calcext:value-type="float">
            <text:p>0</text:p>
          </table:table-cell>
          <table:table-cell table:style-name="ce7" table:formula="of:=DEC2BIN([.B35];8)" office:value-type="string" office:string-value="00000000" calcext:value-type="string">
            <text:p>00000000</text:p>
          </table:table-cell>
          <table:table-cell table:style-name="ce7" table:formula="of:=DEC2HEX([.B3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00" calcext:value-type="string">
            <text:p>00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neamock'.$C$3:.$I$31];7;0);0); HEX2DEC([.A36]))" office:value-type="float" office:value="0" calcext:value-type="float">
            <text:p>0</text:p>
          </table:table-cell>
          <table:table-cell table:style-name="ce7" table:formula="of:=DEC2BIN([.B36];8)" office:value-type="string" office:string-value="00000000" calcext:value-type="string">
            <text:p>00000000</text:p>
          </table:table-cell>
          <table:table-cell table:style-name="ce7" table:formula="of:=DEC2HEX([.B36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00" calcext:value-type="string">
            <text:p>00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neamock'.$C$3:.$I$31];7;0);0); HEX2DEC([.A37]))" office:value-type="float" office:value="0" calcext:value-type="float">
            <text:p>0</text:p>
          </table:table-cell>
          <table:table-cell table:style-name="ce7" table:formula="of:=DEC2BIN([.B37];8)" office:value-type="string" office:string-value="00000000" calcext:value-type="string">
            <text:p>00000000</text:p>
          </table:table-cell>
          <table:table-cell table:style-name="ce7" table:formula="of:=DEC2HEX([.B3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00" calcext:value-type="string">
            <text:p>00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0" calcext:value-type="float">
            <text:p>0</text:p>
          </table:table-cell>
          <table:table-cell table:style-name="ce7" table:formula="of:=DEC2BIN([.B38];8)" office:value-type="string" office:string-value="00000000" calcext:value-type="string">
            <text:p>00000000</text:p>
          </table:table-cell>
          <table:table-cell table:style-name="ce7" table:formula="of:=DEC2HEX([.B38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00" calcext:value-type="string">
            <text:p>00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0" calcext:value-type="float">
            <text:p>0</text:p>
          </table:table-cell>
          <table:table-cell table:style-name="ce7" table:formula="of:=DEC2BIN([.B39];8)" office:value-type="string" office:string-value="00000000" calcext:value-type="string">
            <text:p>00000000</text:p>
          </table:table-cell>
          <table:table-cell table:style-name="ce7" table:formula="of:=DEC2HEX([.B3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00" calcext:value-type="string">
            <text:p>00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0" calcext:value-type="float">
            <text:p>0</text:p>
          </table:table-cell>
          <table:table-cell table:style-name="ce7" table:formula="of:=DEC2BIN([.B40];8)" office:value-type="string" office:string-value="00000000" calcext:value-type="string">
            <text:p>00000000</text:p>
          </table:table-cell>
          <table:table-cell table:style-name="ce7" table:formula="of:=DEC2HEX([.B4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00" calcext:value-type="string">
            <text:p>00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0" calcext:value-type="float">
            <text:p>0</text:p>
          </table:table-cell>
          <table:table-cell table:style-name="ce7" table:formula="of:=DEC2BIN([.B41];8)" office:value-type="string" office:string-value="00000000" calcext:value-type="string">
            <text:p>00000000</text:p>
          </table:table-cell>
          <table:table-cell table:style-name="ce7" table:formula="of:=DEC2HEX([.B4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00" calcext:value-type="string">
            <text:p>00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0" calcext:value-type="float">
            <text:p>0</text:p>
          </table:table-cell>
          <table:table-cell table:style-name="ce7" table:formula="of:=DEC2BIN([.B42];8)" office:value-type="string" office:string-value="00000000" calcext:value-type="string">
            <text:p>00000000</text:p>
          </table:table-cell>
          <table:table-cell table:style-name="ce7" table:formula="of:=DEC2HEX([.B42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00" calcext:value-type="string">
            <text:p>00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0" calcext:value-type="float">
            <text:p>0</text:p>
          </table:table-cell>
          <table:table-cell table:style-name="ce7" table:formula="of:=DEC2BIN([.B43];8)" office:value-type="string" office:string-value="00000000" calcext:value-type="string">
            <text:p>00000000</text:p>
          </table:table-cell>
          <table:table-cell table:style-name="ce7" table:formula="of:=DEC2HEX([.B4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00" calcext:value-type="string">
            <text:p>00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0" calcext:value-type="float">
            <text:p>0</text:p>
          </table:table-cell>
          <table:table-cell table:style-name="ce7" table:formula="of:=DEC2BIN([.B44];8)" office:value-type="string" office:string-value="00000000" calcext:value-type="string">
            <text:p>00000000</text:p>
          </table:table-cell>
          <table:table-cell table:style-name="ce7" table:formula="of:=DEC2HEX([.B44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00" calcext:value-type="string">
            <text:p>00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0" calcext:value-type="float">
            <text:p>0</text:p>
          </table:table-cell>
          <table:table-cell table:style-name="ce7" table:formula="of:=DEC2BIN([.B45];8)" office:value-type="string" office:string-value="00000000" calcext:value-type="string">
            <text:p>00000000</text:p>
          </table:table-cell>
          <table:table-cell table:style-name="ce7" table:formula="of:=DEC2HEX([.B4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00" calcext:value-type="string">
            <text:p>00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0" calcext:value-type="float">
            <text:p>0</text:p>
          </table:table-cell>
          <table:table-cell table:style-name="ce7" table:formula="of:=DEC2BIN([.B46];8)" office:value-type="string" office:string-value="00000000" calcext:value-type="string">
            <text:p>00000000</text:p>
          </table:table-cell>
          <table:table-cell table:style-name="ce7" table:formula="of:=DEC2HEX([.B46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00" calcext:value-type="string">
            <text:p>00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0" calcext:value-type="float">
            <text:p>0</text:p>
          </table:table-cell>
          <table:table-cell table:style-name="ce7" table:formula="of:=DEC2BIN([.B47];8)" office:value-type="string" office:string-value="00000000" calcext:value-type="string">
            <text:p>00000000</text:p>
          </table:table-cell>
          <table:table-cell table:style-name="ce7" table:formula="of:=DEC2HEX([.B47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00" calcext:value-type="string">
            <text:p>00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0" calcext:value-type="float">
            <text:p>0</text:p>
          </table:table-cell>
          <table:table-cell table:style-name="ce7" table:formula="of:=DEC2BIN([.B48];8)" office:value-type="string" office:string-value="00000000" calcext:value-type="string">
            <text:p>00000000</text:p>
          </table:table-cell>
          <table:table-cell table:style-name="ce7" table:formula="of:=DEC2HEX([.B4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00" calcext:value-type="string">
            <text:p>00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0" calcext:value-type="float">
            <text:p>0</text:p>
          </table:table-cell>
          <table:table-cell table:style-name="ce7" table:formula="of:=DEC2BIN([.B49];8)" office:value-type="string" office:string-value="00000000" calcext:value-type="string">
            <text:p>00000000</text:p>
          </table:table-cell>
          <table:table-cell table:style-name="ce7" table:formula="of:=DEC2HEX([.B4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00" calcext:value-type="string">
            <text:p>00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0" calcext:value-type="float">
            <text:p>0</text:p>
          </table:table-cell>
          <table:table-cell table:style-name="ce7" table:formula="of:=DEC2BIN([.B50];8)" office:value-type="string" office:string-value="00000000" calcext:value-type="string">
            <text:p>00000000</text:p>
          </table:table-cell>
          <table:table-cell table:style-name="ce7" table:formula="of:=DEC2HEX([.B5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00" calcext:value-type="string">
            <text:p>00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0" calcext:value-type="float">
            <text:p>0</text:p>
          </table:table-cell>
          <table:table-cell table:style-name="ce7" table:formula="of:=DEC2BIN([.B51];8)" office:value-type="string" office:string-value="00000000" calcext:value-type="string">
            <text:p>00000000</text:p>
          </table:table-cell>
          <table:table-cell table:style-name="ce7" table:formula="of:=DEC2HEX([.B5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00" calcext:value-type="string">
            <text:p>00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(DATA)neamock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6" table:number-columns-repeated="7" table:default-cell-style-name="Default"/>
        <table:table-column table:style-name="co19" table:default-cell-style-name="Default"/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No.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Neamock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Flg</text:p>
          </table:table-cell>
          <table:table-cell office:value-type="string" calcext:value-type="string">
            <text:p>for vlookup</text:p>
          </table:table-cell>
          <table:table-cell office:value-type="string" calcext:value-type="string">
            <text:p>Count N</text:p>
          </table:table-cell>
          <table:table-cell office:value-type="string" calcext:value-type="string">
            <text:p>Count O</text:p>
          </table:table-cell>
          <table:table-cell office:value-type="string" calcext:value-type="string">
            <text:p>Count SUM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A3];1)" office:value-type="string" office:string-value="0" calcext:value-type="string">
            <text:p>0</text:p>
          </table:table-cell>
          <table:table-cell office:value-type="string" calcext:value-type="string">
            <text:p>ink</text:p>
          </table:table-cell>
          <table:table-cell/>
          <table:table-cell office:value-type="string" calcext:value-type="string">
            <text:p>0,1</text:p>
          </table:table-cell>
          <table:table-cell table:formula="of:=[.B3]" office:value-type="string" office:string-value="0" calcext:value-type="string">
            <text:p>0</text:p>
          </table:table-cell>
          <table:table-cell table:formula="of:=LEN([.B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3:.H3])" office:value-type="float" office:value="1" calcext:value-type="float">
            <text:p>1</text:p>
          </table:table-cell>
          <table:table-cell office:value-type="string" calcext:value-type="string">
            <text:p>Store the inputted number in the A register (no key input, execution FLG=1)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4];1)" office:value-type="string" office:string-value="1" calcext:value-type="string">
            <text:p>1</text:p>
          </table:table-cell>
          <table:table-cell office:value-type="string" calcext:value-type="string">
            <text:p>out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" office:value-type="string" office:string-value="1" calcext:value-type="string">
            <text:p>1</text:p>
          </table:table-cell>
          <table:table-cell table:formula="of:=LEN([.B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4:.H4])" office:value-type="float" office:value="1" calcext:value-type="float">
            <text:p>1</text:p>
          </table:table-cell>
          <table:table-cell office:value-type="string" calcext:value-type="string">
            <text:p>Display the A register value on the numeric LE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DEC2HEX([.A5];1)" office:value-type="string" office:string-value="2" calcext:value-type="string">
            <text:p>2</text:p>
          </table:table-cell>
          <table:table-cell office:value-type="string" calcext:value-type="string">
            <text:p>aby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]" office:value-type="string" office:string-value="2" calcext:value-type="string">
            <text:p>2</text:p>
          </table:table-cell>
          <table:table-cell table:formula="of:=LEN([.B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5:.H5])" office:value-type="float" office:value="1" calcext:value-type="float">
            <text:p>1</text:p>
          </table:table-cell>
          <table:table-cell office:value-type="string" calcext:value-type="string">
            <text:p>A⇔B、Y⇔Z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A6];1)" office:value-type="string" office:string-value="3" calcext:value-type="string">
            <text:p>3</text:p>
          </table:table-cell>
          <table:table-cell office:value-type="string" calcext:value-type="string">
            <text:p>a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" office:value-type="string" office:string-value="3" calcext:value-type="string">
            <text:p>3</text:p>
          </table:table-cell>
          <table:table-cell table:formula="of:=LEN([.B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6:.H6])" office:value-type="float" office:value="1" calcext:value-type="float">
            <text:p>1</text:p>
          </table:table-cell>
          <table:table-cell office:value-type="string" calcext:value-type="string">
            <text:p>A⇔Y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A7];1)" office:value-type="string" office:string-value="4" calcext:value-type="string">
            <text:p>4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]" office:value-type="string" office:string-value="4" calcext:value-type="string">
            <text:p>4</text:p>
          </table:table-cell>
          <table:table-cell table:formula="of:=LEN([.B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7:.H7])" office:value-type="float" office:value="1" calcext:value-type="float">
            <text:p>1</text:p>
          </table:table-cell>
          <table:table-cell office:value-type="string" calcext:value-type="string">
            <text:p>Store the A register value at (50+Y)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A8];1)" office:value-type="string" office:string-value="5" calcext:value-type="string">
            <text:p>5</text:p>
          </table:table-cell>
          <table:table-cell office:value-type="string" calcext:value-type="string">
            <text:p>l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]" office:value-type="string" office:string-value="5" calcext:value-type="string">
            <text:p>5</text:p>
          </table:table-cell>
          <table:table-cell table:formula="of:=LEN([.B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8:.H8])" office:value-type="float" office:value="1" calcext:value-type="float">
            <text:p>1</text:p>
          </table:table-cell>
          <table:table-cell office:value-type="string" calcext:value-type="string">
            <text:p>Store the value at (50+Y) in the A register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A9];1)" office:value-type="string" office:string-value="6" calcext:value-type="string">
            <text:p>6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0,1</text:p>
          </table:table-cell>
          <table:table-cell table:formula="of:=[.B9]" office:value-type="string" office:string-value="6" calcext:value-type="string">
            <text:p>6</text:p>
          </table:table-cell>
          <table:table-cell table:formula="of:=LEN([.B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9:.H9])" office:value-type="float" office:value="1" calcext:value-type="float">
            <text:p>1</text:p>
          </table:table-cell>
          <table:table-cell office:value-type="string" calcext:value-type="string">
            <text:p>Add the value at (50+Y) to the A register value (when the digit is increased, execution FLG=1)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A10];1)" office:value-type="string" office:string-value="7" calcext:value-type="string">
            <text:p>7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0,1</text:p>
          </table:table-cell>
          <table:table-cell table:formula="of:=[.B10]" office:value-type="string" office:string-value="7" calcext:value-type="string">
            <text:p>7</text:p>
          </table:table-cell>
          <table:table-cell table:formula="of:=LEN([.B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10:.H10])" office:value-type="float" office:value="1" calcext:value-type="float">
            <text:p>1</text:p>
          </table:table-cell>
          <table:table-cell office:value-type="string" calcext:value-type="string">
            <text:p>Subtract the A register value from the value at (50+Y), and store the result in the A register (if the result is negative, execute FLG=1)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A11];1)" office:value-type="string" office:string-value="8" calcext:value-type="string">
            <text:p>8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[.B11]" office:value-type="string" office:string-value="8" calcext:value-type="string">
            <text:p>8</text:p>
          </table:table-cell>
          <table:table-cell table:formula="of:=LEN([.B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1:.H11])" office:value-type="float" office:value="2" calcext:value-type="float">
            <text:p>2</text:p>
          </table:table-cell>
          <table:table-cell office:value-type="string" calcext:value-type="string">
            <text:p>Store the operand value in the A register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A12];1)" office:value-type="string" office:string-value="9" calcext:value-type="string">
            <text:p>9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2]" office:value-type="string" office:string-value="9" calcext:value-type="string">
            <text:p>9</text:p>
          </table:table-cell>
          <table:table-cell table:formula="of:=LEN([.B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2:.H12])" office:value-type="float" office:value="2" calcext:value-type="float">
            <text:p>2</text:p>
          </table:table-cell>
          <table:table-cell office:value-type="string" calcext:value-type="string">
            <text:p>Add the "operand" value to the A register (at the time of digit increase, execution FLG=1)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A13];1)" office:value-type="string" office:string-value="A" calcext:value-type="string">
            <text:p>A</text:p>
          </table:table-cell>
          <table:table-cell office:value-type="string" calcext:value-type="string">
            <text:p>ldy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[.B13]" office:value-type="string" office:string-value="A" calcext:value-type="string">
            <text:p>A</text:p>
          </table:table-cell>
          <table:table-cell table:formula="of:=LEN([.B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3:.H13])" office:value-type="float" office:value="2" calcext:value-type="float">
            <text:p>2</text:p>
          </table:table-cell>
          <table:table-cell office:value-type="string" calcext:value-type="string">
            <text:p>Store "operand" value in Y register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A14];1)" office:value-type="string" office:string-value="B" calcext:value-type="string">
            <text:p>B</text:p>
          </table:table-cell>
          <table:table-cell office:value-type="string" calcext:value-type="string">
            <text:p>addy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4]" office:value-type="string" office:string-value="B" calcext:value-type="string">
            <text:p>B</text:p>
          </table:table-cell>
          <table:table-cell table:formula="of:=LEN([.B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4:.H14])" office:value-type="float" office:value="2" calcext:value-type="float">
            <text:p>2</text:p>
          </table:table-cell>
          <table:table-cell office:value-type="string" calcext:value-type="string">
            <text:p>Add the "operand" value to the Y register (at the time of digit increase, execution FLG=1)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A15];1)" office:value-type="string" office:string-value="C" calcext:value-type="string">
            <text:p>C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5]" office:value-type="string" office:string-value="C" calcext:value-type="string">
            <text:p>C</text:p>
          </table:table-cell>
          <table:table-cell table:formula="of:=LEN([.B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5:.H15])" office:value-type="float" office:value="2" calcext:value-type="float">
            <text:p>2</text:p>
          </table:table-cell>
          <table:table-cell office:value-type="string" calcext:value-type="string">
            <text:p>If A register value = operand value, execute FLG = 0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A16];1)" office:value-type="string" office:string-value="D" calcext:value-type="string">
            <text:p>D</text:p>
          </table:table-cell>
          <table:table-cell office:value-type="string" calcext:value-type="string">
            <text:p>cpy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6]" office:value-type="string" office:string-value="D" calcext:value-type="string">
            <text:p>D</text:p>
          </table:table-cell>
          <table:table-cell table:formula="of:=LEN([.B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6:.H16])" office:value-type="float" office:value="2" calcext:value-type="float">
            <text:p>2</text:p>
          </table:table-cell>
          <table:table-cell office:value-type="string" calcext:value-type="string">
            <text:p>If Y register value = operand value, execute FLG = 0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A17];1)" office:value-type="string" office:string-value="E" calcext:value-type="string">
            <text:p>E</text:p>
          </table:table-cell>
          <table:table-cell office:value-type="string" calcext:value-type="string">
            <text:p>sc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7]" office:value-type="string" office:string-value="E" calcext:value-type="string">
            <text:p>E</text:p>
          </table:table-cell>
          <table:table-cell table:formula="of:=LEN([.B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7:.H17])" office:value-type="float" office:value="2" calcext:value-type="float">
            <text:p>2</text:p>
          </table:table-cell>
          <table:table-cell office:value-type="string" calcext:value-type="string">
            <text:p>service call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A18];1)" office:value-type="string" office:string-value="F" calcext:value-type="string">
            <text:p>F</text:p>
          </table:table-cell>
          <table:table-cell office:value-type="string" calcext:value-type="string">
            <text:p>jmp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,1</text:p>
          </table:table-cell>
          <table:table-cell table:formula="of:=[.B18]" office:value-type="string" office:string-value="F" calcext:value-type="string">
            <text:p>F</text:p>
          </table:table-cell>
          <table:table-cell table:formula="of:=LEN([.B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G18:.H18])" office:value-type="float" office:value="3" calcext:value-type="float">
            <text:p>3</text:p>
          </table:table-cell>
          <table:table-cell office:value-type="string" calcext:value-type="string">
            <text:p>If execution FLG=1, jump to the specified address.</text:p>
          </table:table-cell>
        </table:table-row>
        <table:table-row table:style-name="ro2">
          <table:table-cell office:value-type="float" office:value="3936" calcext:value-type="float">
            <text:p>3936</text:p>
          </table:table-cell>
          <table:table-cell table:formula="of:=DEC2HEX([.A19];3)" office:value-type="string" office:string-value="F60" calcext:value-type="string">
            <text:p>F6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xx</text:p>
          </table:table-cell>
          <table:table-cell office:value-type="float" office:value="1" calcext:value-type="float">
            <text:p>1</text:p>
          </table:table-cell>
          <table:table-cell table:formula="of:=[.B19]" office:value-type="string" office:string-value="F60" calcext:value-type="string">
            <text:p>F60</text:p>
          </table:table-cell>
          <table:table-cell table:formula="of:=LEN([.B19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G19:.H19])" office:value-type="float" office:value="5" calcext:value-type="float">
            <text:p>5</text:p>
          </table:table-cell>
          <table:table-cell office:value-type="string" calcext:value-type="string">
            <text:p>Jump to specified address (regardless of execution FLG).</text:p>
          </table:table-cell>
        </table:table-row>
        <table:table-row table:style-name="ro2">
          <table:table-cell office:value-type="float" office:value="3937" calcext:value-type="float">
            <text:p>3937</text:p>
          </table:table-cell>
          <table:table-cell table:formula="of:=DEC2HEX([.A20];3)" office:value-type="string" office:string-value="F61" calcext:value-type="string">
            <text:p>F61</text:p>
          </table:table-cell>
          <table:table-cell office:value-type="string" calcext:value-type="string">
            <text:p>re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]" office:value-type="string" office:string-value="F61" calcext:value-type="string">
            <text:p>F61</text:p>
          </table:table-cell>
          <table:table-cell table:formula="of:=LEN([.B2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0:.H20])" office:value-type="float" office:value="3" calcext:value-type="float">
            <text:p>3</text:p>
          </table:table-cell>
          <table:table-cell office:value-type="string" calcext:value-type="string">
            <text:p>callBack to the original address.</text:p>
          </table:table-cell>
        </table:table-row>
        <table:table-row table:style-name="ro2">
          <table:table-cell office:value-type="float" office:value="3938" calcext:value-type="float">
            <text:p>3938</text:p>
          </table:table-cell>
          <table:table-cell table:formula="of:=DEC2HEX([.A21];3)" office:value-type="string" office:string-value="F62" calcext:value-type="string">
            <text:p>F62</text:p>
          </table:table-cell>
          <table:table-cell office:value-type="string" calcext:value-type="string">
            <text:p>push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]" office:value-type="string" office:string-value="F62" calcext:value-type="string">
            <text:p>F62</text:p>
          </table:table-cell>
          <table:table-cell table:formula="of:=LEN([.B2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1:.H21])" office:value-type="float" office:value="3" calcext:value-type="float">
            <text:p>3</text:p>
          </table:table-cell>
          <table:table-cell office:value-type="string" calcext:value-type="string">
            <text:p>Load the A register value to the top of the stack.</text:p>
          </table:table-cell>
        </table:table-row>
        <table:table-row table:style-name="ro2">
          <table:table-cell office:value-type="float" office:value="3939" calcext:value-type="float">
            <text:p>3939</text:p>
          </table:table-cell>
          <table:table-cell table:formula="of:=DEC2HEX([.A22];3)" office:value-type="string" office:string-value="F63" calcext:value-type="string">
            <text:p>F63</text:p>
          </table:table-cell>
          <table:table-cell office:value-type="string" calcext:value-type="string">
            <text:p>pop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]" office:value-type="string" office:string-value="F63" calcext:value-type="string">
            <text:p>F63</text:p>
          </table:table-cell>
          <table:table-cell table:formula="of:=LEN([.B2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2:.H22])" office:value-type="float" office:value="3" calcext:value-type="float">
            <text:p>3</text:p>
          </table:table-cell>
          <table:table-cell office:value-type="string" calcext:value-type="string">
            <text:p>Store the stack top value in the A register.</text:p>
          </table:table-cell>
        </table:table-row>
        <table:table-row table:style-name="ro2">
          <table:table-cell office:value-type="float" office:value="3940" calcext:value-type="float">
            <text:p>3940</text:p>
          </table:table-cell>
          <table:table-cell table:formula="of:=DEC2HEX([.A23];3)" office:value-type="string" office:string-value="F64" calcext:value-type="string">
            <text:p>F64</text:p>
          </table:table-cell>
          <table:table-cell office:value-type="string" calcext:value-type="string">
            <text:p>push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]" office:value-type="string" office:string-value="F64" calcext:value-type="string">
            <text:p>F64</text:p>
          </table:table-cell>
          <table:table-cell table:formula="of:=LEN([.B2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3:.H23])" office:value-type="float" office:value="3" calcext:value-type="float">
            <text:p>3</text:p>
          </table:table-cell>
          <table:table-cell office:value-type="string" calcext:value-type="string">
            <text:p>Load the B register value to the top of the stack.</text:p>
          </table:table-cell>
        </table:table-row>
        <table:table-row table:style-name="ro2">
          <table:table-cell office:value-type="float" office:value="3941" calcext:value-type="float">
            <text:p>3941</text:p>
          </table:table-cell>
          <table:table-cell table:formula="of:=DEC2HEX([.A24];3)" office:value-type="string" office:string-value="F65" calcext:value-type="string">
            <text:p>F65</text:p>
          </table:table-cell>
          <table:table-cell office:value-type="string" calcext:value-type="string">
            <text:p>pop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]" office:value-type="string" office:string-value="F65" calcext:value-type="string">
            <text:p>F65</text:p>
          </table:table-cell>
          <table:table-cell table:formula="of:=LEN([.B2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4:.H24])" office:value-type="float" office:value="3" calcext:value-type="float">
            <text:p>3</text:p>
          </table:table-cell>
          <table:table-cell office:value-type="string" calcext:value-type="string">
            <text:p>Store the stack top value in the B register.</text:p>
          </table:table-cell>
        </table:table-row>
        <table:table-row table:style-name="ro2">
          <table:table-cell office:value-type="float" office:value="3942" calcext:value-type="float">
            <text:p>3942</text:p>
          </table:table-cell>
          <table:table-cell table:formula="of:=DEC2HEX([.A25];3)" office:value-type="string" office:string-value="F66" calcext:value-type="string">
            <text:p>F66</text:p>
          </table:table-cell>
          <table:table-cell office:value-type="string" calcext:value-type="string">
            <text:p>push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]" office:value-type="string" office:string-value="F66" calcext:value-type="string">
            <text:p>F66</text:p>
          </table:table-cell>
          <table:table-cell table:formula="of:=LEN([.B2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5:.H25])" office:value-type="float" office:value="3" calcext:value-type="float">
            <text:p>3</text:p>
          </table:table-cell>
          <table:table-cell office:value-type="string" calcext:value-type="string">
            <text:p>Load the Y register value to the top of the stack.</text:p>
          </table:table-cell>
        </table:table-row>
        <table:table-row table:style-name="ro2">
          <table:table-cell office:value-type="float" office:value="3943" calcext:value-type="float">
            <text:p>3943</text:p>
          </table:table-cell>
          <table:table-cell table:formula="of:=DEC2HEX([.A26];3)" office:value-type="string" office:string-value="F67" calcext:value-type="string">
            <text:p>F67</text:p>
          </table:table-cell>
          <table:table-cell office:value-type="string" calcext:value-type="string">
            <text:p>pop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6]" office:value-type="string" office:string-value="F67" calcext:value-type="string">
            <text:p>F67</text:p>
          </table:table-cell>
          <table:table-cell table:formula="of:=LEN([.B2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6:.H26])" office:value-type="float" office:value="3" calcext:value-type="float">
            <text:p>3</text:p>
          </table:table-cell>
          <table:table-cell office:value-type="string" calcext:value-type="string">
            <text:p>Store the stack top value in the Y register.</text:p>
          </table:table-cell>
        </table:table-row>
        <table:table-row table:style-name="ro2">
          <table:table-cell office:value-type="float" office:value="3944" calcext:value-type="float">
            <text:p>3944</text:p>
          </table:table-cell>
          <table:table-cell table:formula="of:=DEC2HEX([.A27];3)" office:value-type="string" office:string-value="F68" calcext:value-type="string">
            <text:p>F68</text:p>
          </table:table-cell>
          <table:table-cell office:value-type="string" calcext:value-type="string">
            <text:p>push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7]" office:value-type="string" office:string-value="F68" calcext:value-type="string">
            <text:p>F68</text:p>
          </table:table-cell>
          <table:table-cell table:formula="of:=LEN([.B2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7:.H27])" office:value-type="float" office:value="3" calcext:value-type="float">
            <text:p>3</text:p>
          </table:table-cell>
          <table:table-cell office:value-type="string" calcext:value-type="string">
            <text:p>Load the Z register value to the top of the stack.</text:p>
          </table:table-cell>
        </table:table-row>
        <table:table-row table:style-name="ro2">
          <table:table-cell office:value-type="float" office:value="3945" calcext:value-type="float">
            <text:p>3945</text:p>
          </table:table-cell>
          <table:table-cell table:formula="of:=DEC2HEX([.A28];3)" office:value-type="string" office:string-value="F69" calcext:value-type="string">
            <text:p>F69</text:p>
          </table:table-cell>
          <table:table-cell office:value-type="string" calcext:value-type="string">
            <text:p>pop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8]" office:value-type="string" office:string-value="F69" calcext:value-type="string">
            <text:p>F69</text:p>
          </table:table-cell>
          <table:table-cell table:formula="of:=LEN([.B2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8:.H28])" office:value-type="float" office:value="3" calcext:value-type="float">
            <text:p>3</text:p>
          </table:table-cell>
          <table:table-cell office:value-type="string" calcext:value-type="string">
            <text:p>Store the stack top value in the Z register.</text:p>
          </table:table-cell>
        </table:table-row>
        <table:table-row table:style-name="ro2">
          <table:table-cell office:value-type="float" office:value="3952" calcext:value-type="float">
            <text:p>3952</text:p>
          </table:table-cell>
          <table:table-cell table:formula="of:=DEC2HEX([.A29];3)" office:value-type="string" office:string-value="F70" calcext:value-type="string">
            <text:p>F70</text:p>
          </table:table-cell>
          <table:table-cell office:value-type="string" calcext:value-type="string">
            <text:p>ioctr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9]" office:value-type="string" office:string-value="F70" calcext:value-type="string">
            <text:p>F70</text:p>
          </table:table-cell>
          <table:table-cell table:formula="of:=LEN([.B2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9:.H29])" office:value-type="float" office:value="3" calcext:value-type="float">
            <text:p>3</text:p>
          </table:table-cell>
          <table:table-cell office:value-type="string" calcext:value-type="string">
            <text:p>Set the port specified by the Y register with the A register value (0:D output, 2:D input).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table:formula="of:=DEC2HEX([.A30];3)" office:value-type="string" office:string-value="F71" calcext:value-type="string">
            <text:p>F71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0]" office:value-type="string" office:string-value="F71" calcext:value-type="string">
            <text:p>F71</text:p>
          </table:table-cell>
          <table:table-cell table:formula="of:=LEN([.B3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0:.H30])" office:value-type="float" office:value="3" calcext:value-type="float">
            <text:p>3</text:p>
          </table:table-cell>
          <table:table-cell office:value-type="string" calcext:value-type="string">
            <text:p>Outputs the A register value (0 or 1) to the port specified by the Y register.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table:formula="of:=DEC2HEX([.A31];3)" office:value-type="string" office:string-value="F72" calcext:value-type="string">
            <text:p>F72</text:p>
          </table:table-cell>
          <table:table-cell office:value-type="string" calcext:value-type="string">
            <text:p>i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1]" office:value-type="string" office:string-value="F72" calcext:value-type="string">
            <text:p>F72</text:p>
          </table:table-cell>
          <table:table-cell table:formula="of:=LEN([.B3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1:.H31])" office:value-type="float" office:value="3" calcext:value-type="float">
            <text:p>3</text:p>
          </table:table-cell>
          <table:table-cell office:value-type="string" calcext:value-type="string">
            <text:p>Read the status of the port specified by the Y register into the A register.</text:p>
          </table:table-cell>
        </table:table-row>
      </table:table>
      <table:table table:name="(DATA)scall" table:style-name="ta1">
        <office:forms form:automatic-focus="false" form:apply-design-mode="false"/>
        <table:table-column table:style-name="co16" table:default-cell-style-name="Default"/>
        <table:table-column table:style-name="co16" table:default-cell-style-name="ce34"/>
        <table:table-column table:style-name="co16" table:default-cell-style-name="Default"/>
        <table:table-column table:style-name="co20" table:default-cell-style-name="ce80"/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No.</text:p>
          </table:table-cell>
          <table:table-cell table:style-name="Default" office:value-type="string" calcext:value-type="string">
            <text:p>Func</text:p>
          </table:table-cell>
          <table:table-cell office:value-type="string" calcext:value-type="string">
            <text:p>Flg</text:p>
          </table:table-cell>
          <table:table-cell table:style-name="Default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 off the numeric LED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urn on the LED corresponding to the Y register value.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 off the LED corresponding to the Y register value.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used.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 all bits of the A register.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hange all registers with the value of the '(dash)' auxiliary register.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Shift the value of the A register by one bit to the right (if the value before the shift is an even number, execute FLG = 1).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 the end sound.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 an error sound.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 a short sound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 a long sound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 the scale (0~E) specified by the A register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 for processing for (A register value + 1) x 0.1 second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s on the binary LED corresponding to the value at 5E (lower 4 bits) and 5F (upper 3 bits)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imal subtraction of the A register value from the value at (50+Y)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imal addition of the value at (50+Y) and the A register value.</text:p>
          </table:table-cell>
        </table:table-row>
      </table:table>
      <table:table table:name="LedBli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089E1EcE2EcF04" calcext:value-type="string">
            <text:p>E00:A089E1EcE2EcF04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0" calcext:value-type="float">
            <text:p>0</text:p>
          </table:table-cell>
          <table:table-cell table:style-name="ce21" table:formula="of:=IFNA(COM.MICROSOFT.CONCAT([.L7];[.M7]);&quot;&quot;)" office:value-type="string" office:string-value="A0" calcext:value-type="string">
            <text:p>A0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Store &quot;operand&quot; value in Y register." calcext:value-type="string">
            <text:p>Store "operand" value in Y register.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8" calcext:value-type="string">
            <text:p>8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9" calcext:value-type="float">
            <text:p>9</text:p>
          </table:table-cell>
          <table:table-cell table:style-name="ce21" table:formula="of:=IFNA(COM.MICROSOFT.CONCAT([.L8];[.M8]);&quot;&quot;)" office:value-type="string" office:string-value="89" calcext:value-type="string">
            <text:p>89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Store the operand value in the A register." calcext:value-type="string">
            <text:p>Store the operand value in the A register.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neamock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E" calcext:value-type="string">
            <text:p>E</text:p>
          </table:table-cell>
          <table:table-cell table:style-name="ce20" table:formula="of:=IF(OR([.F9]=&quot;jmpf&quot;;[.F9]=&quot;call&quot;);VLOOKUP([.G9];[.$E$7:.$I$96];5;0);IF([.G9]=&quot;&quot;;&quot;&quot;;[.G9]))" office:value-type="float" office:value="1" calcext:value-type="float">
            <text:p>1</text:p>
          </table:table-cell>
          <table:table-cell table:style-name="ce21" table:formula="of:=IFNA(COM.MICROSOFT.CONCAT([.L9];[.M9]);&quot;&quot;)" office:value-type="string" office:string-value="E1" calcext:value-type="string">
            <text:p>E1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Turn on the LED corresponding to the Y register value." calcext:value-type="string">
            <text:p>Turn on the LED corresponding to the Y register value.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neamock'.$C$3:.$I$31];7;0);0); HEX2DEC([.A10]))" office:value-type="float" office:value="6" calcext:value-type="float">
            <text:p>6</text:p>
          </table:table-cell>
          <table:table-cell table:style-name="ce7" table:formula="of:=DEC2BIN([.B10];8)" office:value-type="string" office:string-value="00000110" calcext:value-type="string">
            <text:p>00000110</text:p>
          </table:table-cell>
          <table:table-cell table:style-name="ce7" table:formula="of:=DEC2HEX([.B10];2)" office:value-type="string" office:string-value="06" calcext:value-type="string">
            <text:p>06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6" calcext:value-type="string">
            <text:p>06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 office:value-type="string" office:string-value="E" calcext:value-type="string">
            <text:p>E</text:p>
          </table:table-cell>
          <table:table-cell table:style-name="ce20" table:formula="of:=IF(OR([.F10]=&quot;jmpf&quot;;[.F10]=&quot;call&quot;);VLOOKUP([.G10];[.$E$7:.$I$96];5;0);IF([.G10]=&quot;&quot;;&quot;&quot;;[.G10]))" office:value-type="string" office:string-value="c" calcext:value-type="string">
            <text:p>c</text:p>
          </table:table-cell>
          <table:table-cell table:style-name="ce21" table:formula="of:=IFNA(COM.MICROSOFT.CONCAT([.L10];[.M10]);&quot;&quot;)" office:value-type="string" office:string-value="Ec" calcext:value-type="string">
            <text:p>Ec</text:p>
          </table:table-cell>
          <table:table-cell table:style-name="ce22" table:formula="of:=IFNA(IF([.F10]=&quot;scall&quot;;VLOOKUP([.G10];[$'(DATA)scall'.$B$3:.$D$18];3;0);VLOOKUP([.F10];[$'(DATA)neamock'.$C$3:.$J$31];8;0));&quot;&quot;)" office:value-type="string" office:string-value="Wait for processing for (A register value + 1) x 0.1 second." calcext:value-type="string">
            <text:p>Wait for processing for (A register value + 1) x 0.1 second.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neamock'.$C$3:.$I$31];7;0);0); HEX2DEC([.A11]))" office:value-type="float" office:value="8" calcext:value-type="float">
            <text:p>8</text:p>
          </table:table-cell>
          <table:table-cell table:style-name="ce7" table:formula="of:=DEC2BIN([.B11];8)" office:value-type="string" office:string-value="00001000" calcext:value-type="string">
            <text:p>00001000</text:p>
          </table:table-cell>
          <table:table-cell table:style-name="ce7" table:formula="of:=DEC2HEX([.B11];2)" office:value-type="string" office:string-value="08" calcext:value-type="string">
            <text:p>08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8" calcext:value-type="string">
            <text:p>08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float" office:value="2" calcext:value-type="float">
            <text:p>2</text:p>
          </table:table-cell>
          <table:table-cell table:style-name="ce21" table:formula="of:=IFNA(COM.MICROSOFT.CONCAT([.L11];[.M11]);&quot;&quot;)" office:value-type="string" office:string-value="E2" calcext:value-type="string">
            <text:p>E2</text:p>
          </table:table-cell>
          <table:table-cell table:style-name="ce22" table:formula="of:=IFNA(IF([.F11]=&quot;scall&quot;;VLOOKUP([.G11];[$'(DATA)scall'.$B$3:.$D$18];3;0);VLOOKUP([.F11];[$'(DATA)neamock'.$C$3:.$J$31];8;0));&quot;&quot;)" office:value-type="string" office:string-value="Turn off the LED corresponding to the Y register value." calcext:value-type="string">
            <text:p>Turn off the LED corresponding to the Y register value.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neamock'.$C$3:.$I$31];7;0);0); HEX2DEC([.A12]))" office:value-type="float" office:value="10" calcext:value-type="float">
            <text:p>10</text:p>
          </table:table-cell>
          <table:table-cell table:style-name="ce7" table:formula="of:=DEC2BIN([.B12];8)" office:value-type="string" office:string-value="00001010" calcext:value-type="string">
            <text:p>00001010</text:p>
          </table:table-cell>
          <table:table-cell table:style-name="ce7" table:formula="of:=DEC2HEX([.B12];2)" office:value-type="string" office:string-value="0A" calcext:value-type="string">
            <text:p>0A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A" calcext:value-type="string">
            <text:p>0A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 office:value-type="string" office:string-value="E" calcext:value-type="string">
            <text:p>E</text:p>
          </table:table-cell>
          <table:table-cell table:style-name="ce20" table:formula="of:=IF(OR([.F12]=&quot;jmpf&quot;;[.F12]=&quot;call&quot;);VLOOKUP([.G12];[.$E$7:.$I$96];5;0);IF([.G12]=&quot;&quot;;&quot;&quot;;[.G12]))" office:value-type="string" office:string-value="c" calcext:value-type="string">
            <text:p>c</text:p>
          </table:table-cell>
          <table:table-cell table:style-name="ce21" table:formula="of:=IFNA(COM.MICROSOFT.CONCAT([.L12];[.M12]);&quot;&quot;)" office:value-type="string" office:string-value="Ec" calcext:value-type="string">
            <text:p>Ec</text:p>
          </table:table-cell>
          <table:table-cell table:style-name="ce22" table:formula="of:=IFNA(IF([.F12]=&quot;scall&quot;;VLOOKUP([.G12];[$'(DATA)scall'.$B$3:.$D$18];3;0);VLOOKUP([.F12];[$'(DATA)neamock'.$C$3:.$J$31];8;0));&quot;&quot;)" office:value-type="string" office:string-value="Wait for processing for (A register value + 1) x 0.1 second." calcext:value-type="string">
            <text:p>Wait for processing for (A register value + 1) x 0.1 second.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neamock'.$C$3:.$I$31];7;0);0); HEX2DEC([.A13]))" office:value-type="float" office:value="12" calcext:value-type="float">
            <text:p>12</text:p>
          </table:table-cell>
          <table:table-cell table:style-name="ce7" table:formula="of:=DEC2BIN([.B13];8)" office:value-type="string" office:string-value="00001100" calcext:value-type="string">
            <text:p>00001100</text:p>
          </table:table-cell>
          <table:table-cell table:style-name="ce7" table:formula="of:=DEC2HEX([.B13];2)" office:value-type="string" office:string-value="0C" calcext:value-type="string">
            <text:p>0C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C" calcext:value-type="string">
            <text:p>0C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 office:value-type="string" office:string-value="F" calcext:value-type="string">
            <text:p>F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04" calcext:value-type="string">
            <text:p>04</text:p>
          </table:table-cell>
          <table:table-cell table:style-name="ce21" table:formula="of:=IFNA(COM.MICROSOFT.CONCAT([.L13];[.M13]);&quot;&quot;)" office:value-type="string" office:string-value="F04" calcext:value-type="string">
            <text:p>F04</text:p>
          </table:table-cell>
          <table:table-cell table:style-name="ce22" table:formula="of:=IFNA(IF([.F13]=&quot;scall&quot;;VLOOKUP([.G13];[$'(DATA)scall'.$B$3:.$D$18];3;0);VLOOKUP([.F13];[$'(DATA)neamock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neamock'.$C$3:.$I$31];7;0);0); HEX2DEC([.A14]))" office:value-type="float" office:value="15" calcext:value-type="float">
            <text:p>15</text:p>
          </table:table-cell>
          <table:table-cell table:style-name="ce7" table:formula="of:=DEC2BIN([.B14];8)" office:value-type="string" office:string-value="00001111" calcext:value-type="string">
            <text:p>00001111</text:p>
          </table:table-cell>
          <table:table-cell table:style-name="ce7" table:formula="of:=DEC2HEX([.B14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0F" calcext:value-type="string">
            <text:p>0F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>
            <text:p/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>
            <text:p/>
          </table:table-cell>
          <table:table-cell table:style-name="ce22" table:formula="of:=IFNA(IF([.F14]=&quot;scall&quot;;VLOOKUP([.G14];[$'(DATA)scall'.$B$3:.$D$18];3;0);VLOOKUP([.F14];[$'(DATA)neamock'.$C$3:.$J$31];8;0));&quot;&quot;)">
            <text:p/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neamock'.$C$3:.$I$31];7;0);0); HEX2DEC([.A15]))" office:value-type="float" office:value="15" calcext:value-type="float">
            <text:p>15</text:p>
          </table:table-cell>
          <table:table-cell table:style-name="ce7" table:formula="of:=DEC2BIN([.B15];8)" office:value-type="string" office:string-value="00001111" calcext:value-type="string">
            <text:p>00001111</text:p>
          </table:table-cell>
          <table:table-cell table:style-name="ce7" table:formula="of:=DEC2HEX([.B1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0F" calcext:value-type="string">
            <text:p>0F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>
            <text:p/>
          </table:table-cell>
          <table:table-cell table:style-name="ce20" table:formula="of:=IF(OR([.F15]=&quot;jmpf&quot;;[.F15]=&quot;call&quot;);VLOOKUP([.G15];[.$E$7:.$I$96];5;0);IF([.G15]=&quot;&quot;;&quot;&quot;;[.G15]))">
            <text:p/>
          </table:table-cell>
          <table:table-cell table:style-name="ce21" table:formula="of:=IFNA(COM.MICROSOFT.CONCAT([.L15];[.M15]);&quot;&quot;)">
            <text:p/>
          </table:table-cell>
          <table:table-cell table:style-name="ce22" table:formula="of:=IFNA(IF([.F15]=&quot;scall&quot;;VLOOKUP([.G15];[$'(DATA)scall'.$B$3:.$D$18];3;0);VLOOKUP([.F15];[$'(DATA)neamock'.$C$3:.$J$31];8;0));&quot;&quot;)">
            <text:p/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neamock'.$C$3:.$I$31];7;0);0); HEX2DEC([.A16]))" office:value-type="float" office:value="15" calcext:value-type="float">
            <text:p>15</text:p>
          </table:table-cell>
          <table:table-cell table:style-name="ce7" table:formula="of:=DEC2BIN([.B16];8)" office:value-type="string" office:string-value="00001111" calcext:value-type="string">
            <text:p>00001111</text:p>
          </table:table-cell>
          <table:table-cell table:style-name="ce7" table:formula="of:=DEC2HEX([.B16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0F" calcext:value-type="string">
            <text:p>0F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>
            <text:p/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>
            <text:p/>
          </table:table-cell>
          <table:table-cell table:style-name="ce22" table:formula="of:=IFNA(IF([.F16]=&quot;scall&quot;;VLOOKUP([.G16];[$'(DATA)scall'.$B$3:.$D$18];3;0);VLOOKUP([.F16];[$'(DATA)neamock'.$C$3:.$J$31];8;0));&quot;&quot;)">
            <text:p/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neamock'.$C$3:.$I$31];7;0);0); HEX2DEC([.A17]))" office:value-type="float" office:value="15" calcext:value-type="float">
            <text:p>15</text:p>
          </table:table-cell>
          <table:table-cell table:style-name="ce7" table:formula="of:=DEC2BIN([.B17];8)" office:value-type="string" office:string-value="00001111" calcext:value-type="string">
            <text:p>00001111</text:p>
          </table:table-cell>
          <table:table-cell table:style-name="ce7" table:formula="of:=DEC2HEX([.B17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0F" calcext:value-type="string">
            <text:p>0F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neamock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neamock'.$C$3:.$I$31];7;0);0); HEX2DEC([.A18]))" office:value-type="float" office:value="15" calcext:value-type="float">
            <text:p>15</text:p>
          </table:table-cell>
          <table:table-cell table:style-name="ce7" table:formula="of:=DEC2BIN([.B18];8)" office:value-type="string" office:string-value="00001111" calcext:value-type="string">
            <text:p>00001111</text:p>
          </table:table-cell>
          <table:table-cell table:style-name="ce7" table:formula="of:=DEC2HEX([.B1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0F" calcext:value-type="string">
            <text:p>0F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neamock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neamock'.$C$3:.$I$31];7;0);0); HEX2DEC([.A19]))" office:value-type="float" office:value="15" calcext:value-type="float">
            <text:p>15</text:p>
          </table:table-cell>
          <table:table-cell table:style-name="ce7" table:formula="of:=DEC2BIN([.B19];8)" office:value-type="string" office:string-value="00001111" calcext:value-type="string">
            <text:p>00001111</text:p>
          </table:table-cell>
          <table:table-cell table:style-name="ce7" table:formula="of:=DEC2HEX([.B1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0F" calcext:value-type="string">
            <text:p>0F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neamock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neamock'.$C$3:.$I$31];7;0);0); HEX2DEC([.A20]))" office:value-type="float" office:value="15" calcext:value-type="float">
            <text:p>15</text:p>
          </table:table-cell>
          <table:table-cell table:style-name="ce7" table:formula="of:=DEC2BIN([.B20];8)" office:value-type="string" office:string-value="00001111" calcext:value-type="string">
            <text:p>00001111</text:p>
          </table:table-cell>
          <table:table-cell table:style-name="ce7" table:formula="of:=DEC2HEX([.B20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0F" calcext:value-type="string">
            <text:p>0F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neamock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neamock'.$C$3:.$I$31];7;0);0); HEX2DEC([.A21]))" office:value-type="float" office:value="15" calcext:value-type="float">
            <text:p>15</text:p>
          </table:table-cell>
          <table:table-cell table:style-name="ce7" table:formula="of:=DEC2BIN([.B21];8)" office:value-type="string" office:string-value="00001111" calcext:value-type="string">
            <text:p>00001111</text:p>
          </table:table-cell>
          <table:table-cell table:style-name="ce7" table:formula="of:=DEC2HEX([.B2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0F" calcext:value-type="string">
            <text:p>0F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neamock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neamock'.$C$3:.$I$31];7;0);0); HEX2DEC([.A22]))" office:value-type="float" office:value="15" calcext:value-type="float">
            <text:p>15</text:p>
          </table:table-cell>
          <table:table-cell table:style-name="ce7" table:formula="of:=DEC2BIN([.B22];8)" office:value-type="string" office:string-value="00001111" calcext:value-type="string">
            <text:p>00001111</text:p>
          </table:table-cell>
          <table:table-cell table:style-name="ce7" table:formula="of:=DEC2HEX([.B22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0F" calcext:value-type="string">
            <text:p>0F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neamock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neamock'.$C$3:.$I$31];7;0);0); HEX2DEC([.A23]))" office:value-type="float" office:value="15" calcext:value-type="float">
            <text:p>15</text:p>
          </table:table-cell>
          <table:table-cell table:style-name="ce7" table:formula="of:=DEC2BIN([.B23];8)" office:value-type="string" office:string-value="00001111" calcext:value-type="string">
            <text:p>00001111</text:p>
          </table:table-cell>
          <table:table-cell table:style-name="ce7" table:formula="of:=DEC2HEX([.B23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0F" calcext:value-type="string">
            <text:p>0F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neamock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15" calcext:value-type="float">
            <text:p>15</text:p>
          </table:table-cell>
          <table:table-cell table:style-name="ce7" table:formula="of:=DEC2BIN([.B24];8)" office:value-type="string" office:string-value="00001111" calcext:value-type="string">
            <text:p>00001111</text:p>
          </table:table-cell>
          <table:table-cell table:style-name="ce7" table:formula="of:=DEC2HEX([.B24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0F" calcext:value-type="string">
            <text:p>0F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neamock'.$C$3:.$I$31];7;0);0); HEX2DEC([.A25]))" office:value-type="float" office:value="15" calcext:value-type="float">
            <text:p>15</text:p>
          </table:table-cell>
          <table:table-cell table:style-name="ce7" table:formula="of:=DEC2BIN([.B25];8)" office:value-type="string" office:string-value="00001111" calcext:value-type="string">
            <text:p>00001111</text:p>
          </table:table-cell>
          <table:table-cell table:style-name="ce7" table:formula="of:=DEC2HEX([.B2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0F" calcext:value-type="string">
            <text:p>0F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neamock'.$C$3:.$I$31];7;0);0); HEX2DEC([.A26]))" office:value-type="float" office:value="15" calcext:value-type="float">
            <text:p>15</text:p>
          </table:table-cell>
          <table:table-cell table:style-name="ce7" table:formula="of:=DEC2BIN([.B26];8)" office:value-type="string" office:string-value="00001111" calcext:value-type="string">
            <text:p>00001111</text:p>
          </table:table-cell>
          <table:table-cell table:style-name="ce7" table:formula="of:=DEC2HEX([.B26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0F" calcext:value-type="string">
            <text:p>0F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neamock'.$C$3:.$I$31];7;0);0); HEX2DEC([.A27]))" office:value-type="float" office:value="15" calcext:value-type="float">
            <text:p>15</text:p>
          </table:table-cell>
          <table:table-cell table:style-name="ce7" table:formula="of:=DEC2BIN([.B27];8)" office:value-type="string" office:string-value="00001111" calcext:value-type="string">
            <text:p>00001111</text:p>
          </table:table-cell>
          <table:table-cell table:style-name="ce7" table:formula="of:=DEC2HEX([.B27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0F" calcext:value-type="string">
            <text:p>0F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neamock'.$C$3:.$I$31];7;0);0); HEX2DEC([.A28]))" office:value-type="float" office:value="15" calcext:value-type="float">
            <text:p>15</text:p>
          </table:table-cell>
          <table:table-cell table:style-name="ce7" table:formula="of:=DEC2BIN([.B28];8)" office:value-type="string" office:string-value="00001111" calcext:value-type="string">
            <text:p>00001111</text:p>
          </table:table-cell>
          <table:table-cell table:style-name="ce7" table:formula="of:=DEC2HEX([.B2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0F" calcext:value-type="string">
            <text:p>0F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neamock'.$C$3:.$I$31];7;0);0); HEX2DEC([.A29]))" office:value-type="float" office:value="15" calcext:value-type="float">
            <text:p>15</text:p>
          </table:table-cell>
          <table:table-cell table:style-name="ce7" table:formula="of:=DEC2BIN([.B29];8)" office:value-type="string" office:string-value="00001111" calcext:value-type="string">
            <text:p>00001111</text:p>
          </table:table-cell>
          <table:table-cell table:style-name="ce7" table:formula="of:=DEC2HEX([.B2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0F" calcext:value-type="string">
            <text:p>0F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15" calcext:value-type="float">
            <text:p>15</text:p>
          </table:table-cell>
          <table:table-cell table:style-name="ce7" table:formula="of:=DEC2BIN([.B30];8)" office:value-type="string" office:string-value="00001111" calcext:value-type="string">
            <text:p>00001111</text:p>
          </table:table-cell>
          <table:table-cell table:style-name="ce7" table:formula="of:=DEC2HEX([.B3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0F" calcext:value-type="string">
            <text:p>0F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neamock'.$C$3:.$I$31];7;0);0); HEX2DEC([.A31]))" office:value-type="float" office:value="15" calcext:value-type="float">
            <text:p>15</text:p>
          </table:table-cell>
          <table:table-cell table:style-name="ce7" table:formula="of:=DEC2BIN([.B31];8)" office:value-type="string" office:string-value="00001111" calcext:value-type="string">
            <text:p>00001111</text:p>
          </table:table-cell>
          <table:table-cell table:style-name="ce7" table:formula="of:=DEC2HEX([.B3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0F" calcext:value-type="string">
            <text:p>0F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15" calcext:value-type="float">
            <text:p>15</text:p>
          </table:table-cell>
          <table:table-cell table:style-name="ce7" table:formula="of:=DEC2BIN([.B32];8)" office:value-type="string" office:string-value="00001111" calcext:value-type="string">
            <text:p>00001111</text:p>
          </table:table-cell>
          <table:table-cell table:style-name="ce7" table:formula="of:=DEC2HEX([.B32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0F" calcext:value-type="string">
            <text:p>0F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neamock'.$C$3:.$I$31];7;0);0); HEX2DEC([.A33]))" office:value-type="float" office:value="15" calcext:value-type="float">
            <text:p>15</text:p>
          </table:table-cell>
          <table:table-cell table:style-name="ce7" table:formula="of:=DEC2BIN([.B33];8)" office:value-type="string" office:string-value="00001111" calcext:value-type="string">
            <text:p>00001111</text:p>
          </table:table-cell>
          <table:table-cell table:style-name="ce7" table:formula="of:=DEC2HEX([.B33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0F" calcext:value-type="string">
            <text:p>0F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neamock'.$C$3:.$I$31];7;0);0); HEX2DEC([.A34]))" office:value-type="float" office:value="15" calcext:value-type="float">
            <text:p>15</text:p>
          </table:table-cell>
          <table:table-cell table:style-name="ce7" table:formula="of:=DEC2BIN([.B34];8)" office:value-type="string" office:string-value="00001111" calcext:value-type="string">
            <text:p>00001111</text:p>
          </table:table-cell>
          <table:table-cell table:style-name="ce7" table:formula="of:=DEC2HEX([.B34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0F" calcext:value-type="string">
            <text:p>0F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15" calcext:value-type="float">
            <text:p>15</text:p>
          </table:table-cell>
          <table:table-cell table:style-name="ce7" table:formula="of:=DEC2BIN([.B35];8)" office:value-type="string" office:string-value="00001111" calcext:value-type="string">
            <text:p>00001111</text:p>
          </table:table-cell>
          <table:table-cell table:style-name="ce7" table:formula="of:=DEC2HEX([.B3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0F" calcext:value-type="string">
            <text:p>0F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neamock'.$C$3:.$I$31];7;0);0); HEX2DEC([.A36]))" office:value-type="float" office:value="15" calcext:value-type="float">
            <text:p>15</text:p>
          </table:table-cell>
          <table:table-cell table:style-name="ce7" table:formula="of:=DEC2BIN([.B36];8)" office:value-type="string" office:string-value="00001111" calcext:value-type="string">
            <text:p>00001111</text:p>
          </table:table-cell>
          <table:table-cell table:style-name="ce7" table:formula="of:=DEC2HEX([.B36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0F" calcext:value-type="string">
            <text:p>0F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neamock'.$C$3:.$I$31];7;0);0); HEX2DEC([.A37]))" office:value-type="float" office:value="15" calcext:value-type="float">
            <text:p>15</text:p>
          </table:table-cell>
          <table:table-cell table:style-name="ce7" table:formula="of:=DEC2BIN([.B37];8)" office:value-type="string" office:string-value="00001111" calcext:value-type="string">
            <text:p>00001111</text:p>
          </table:table-cell>
          <table:table-cell table:style-name="ce7" table:formula="of:=DEC2HEX([.B37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0F" calcext:value-type="string">
            <text:p>0F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15" calcext:value-type="float">
            <text:p>15</text:p>
          </table:table-cell>
          <table:table-cell table:style-name="ce7" table:formula="of:=DEC2BIN([.B38];8)" office:value-type="string" office:string-value="00001111" calcext:value-type="string">
            <text:p>00001111</text:p>
          </table:table-cell>
          <table:table-cell table:style-name="ce7" table:formula="of:=DEC2HEX([.B38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0F" calcext:value-type="string">
            <text:p>0F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15" calcext:value-type="float">
            <text:p>15</text:p>
          </table:table-cell>
          <table:table-cell table:style-name="ce7" table:formula="of:=DEC2BIN([.B39];8)" office:value-type="string" office:string-value="00001111" calcext:value-type="string">
            <text:p>00001111</text:p>
          </table:table-cell>
          <table:table-cell table:style-name="ce7" table:formula="of:=DEC2HEX([.B3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0F" calcext:value-type="string">
            <text:p>0F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15" calcext:value-type="float">
            <text:p>15</text:p>
          </table:table-cell>
          <table:table-cell table:style-name="ce7" table:formula="of:=DEC2BIN([.B40];8)" office:value-type="string" office:string-value="00001111" calcext:value-type="string">
            <text:p>00001111</text:p>
          </table:table-cell>
          <table:table-cell table:style-name="ce7" table:formula="of:=DEC2HEX([.B4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0F" calcext:value-type="string">
            <text:p>0F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15" calcext:value-type="float">
            <text:p>15</text:p>
          </table:table-cell>
          <table:table-cell table:style-name="ce7" table:formula="of:=DEC2BIN([.B41];8)" office:value-type="string" office:string-value="00001111" calcext:value-type="string">
            <text:p>00001111</text:p>
          </table:table-cell>
          <table:table-cell table:style-name="ce7" table:formula="of:=DEC2HEX([.B4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0F" calcext:value-type="string">
            <text:p>0F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15" calcext:value-type="float">
            <text:p>15</text:p>
          </table:table-cell>
          <table:table-cell table:style-name="ce7" table:formula="of:=DEC2BIN([.B42];8)" office:value-type="string" office:string-value="00001111" calcext:value-type="string">
            <text:p>00001111</text:p>
          </table:table-cell>
          <table:table-cell table:style-name="ce7" table:formula="of:=DEC2HEX([.B42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0F" calcext:value-type="string">
            <text:p>0F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15" calcext:value-type="float">
            <text:p>15</text:p>
          </table:table-cell>
          <table:table-cell table:style-name="ce7" table:formula="of:=DEC2BIN([.B43];8)" office:value-type="string" office:string-value="00001111" calcext:value-type="string">
            <text:p>00001111</text:p>
          </table:table-cell>
          <table:table-cell table:style-name="ce7" table:formula="of:=DEC2HEX([.B43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0F" calcext:value-type="string">
            <text:p>0F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15" calcext:value-type="float">
            <text:p>15</text:p>
          </table:table-cell>
          <table:table-cell table:style-name="ce7" table:formula="of:=DEC2BIN([.B44];8)" office:value-type="string" office:string-value="00001111" calcext:value-type="string">
            <text:p>00001111</text:p>
          </table:table-cell>
          <table:table-cell table:style-name="ce7" table:formula="of:=DEC2HEX([.B44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0F" calcext:value-type="string">
            <text:p>0F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15" calcext:value-type="float">
            <text:p>15</text:p>
          </table:table-cell>
          <table:table-cell table:style-name="ce7" table:formula="of:=DEC2BIN([.B45];8)" office:value-type="string" office:string-value="00001111" calcext:value-type="string">
            <text:p>00001111</text:p>
          </table:table-cell>
          <table:table-cell table:style-name="ce7" table:formula="of:=DEC2HEX([.B4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0F" calcext:value-type="string">
            <text:p>0F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15" calcext:value-type="float">
            <text:p>15</text:p>
          </table:table-cell>
          <table:table-cell table:style-name="ce7" table:formula="of:=DEC2BIN([.B46];8)" office:value-type="string" office:string-value="00001111" calcext:value-type="string">
            <text:p>00001111</text:p>
          </table:table-cell>
          <table:table-cell table:style-name="ce7" table:formula="of:=DEC2HEX([.B46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0F" calcext:value-type="string">
            <text:p>0F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15" calcext:value-type="float">
            <text:p>15</text:p>
          </table:table-cell>
          <table:table-cell table:style-name="ce7" table:formula="of:=DEC2BIN([.B47];8)" office:value-type="string" office:string-value="00001111" calcext:value-type="string">
            <text:p>00001111</text:p>
          </table:table-cell>
          <table:table-cell table:style-name="ce7" table:formula="of:=DEC2HEX([.B47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0F" calcext:value-type="string">
            <text:p>0F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15" calcext:value-type="float">
            <text:p>15</text:p>
          </table:table-cell>
          <table:table-cell table:style-name="ce7" table:formula="of:=DEC2BIN([.B48];8)" office:value-type="string" office:string-value="00001111" calcext:value-type="string">
            <text:p>00001111</text:p>
          </table:table-cell>
          <table:table-cell table:style-name="ce7" table:formula="of:=DEC2HEX([.B4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0F" calcext:value-type="string">
            <text:p>0F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15" calcext:value-type="float">
            <text:p>15</text:p>
          </table:table-cell>
          <table:table-cell table:style-name="ce7" table:formula="of:=DEC2BIN([.B49];8)" office:value-type="string" office:string-value="00001111" calcext:value-type="string">
            <text:p>00001111</text:p>
          </table:table-cell>
          <table:table-cell table:style-name="ce7" table:formula="of:=DEC2HEX([.B4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0F" calcext:value-type="string">
            <text:p>0F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15" calcext:value-type="float">
            <text:p>15</text:p>
          </table:table-cell>
          <table:table-cell table:style-name="ce7" table:formula="of:=DEC2BIN([.B50];8)" office:value-type="string" office:string-value="00001111" calcext:value-type="string">
            <text:p>00001111</text:p>
          </table:table-cell>
          <table:table-cell table:style-name="ce7" table:formula="of:=DEC2HEX([.B5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0F" calcext:value-type="string">
            <text:p>0F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15" calcext:value-type="float">
            <text:p>15</text:p>
          </table:table-cell>
          <table:table-cell table:style-name="ce7" table:formula="of:=DEC2BIN([.B51];8)" office:value-type="string" office:string-value="00001111" calcext:value-type="string">
            <text:p>00001111</text:p>
          </table:table-cell>
          <table:table-cell table:style-name="ce7" table:formula="of:=DEC2HEX([.B5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0F" calcext:value-type="string">
            <text:p>0F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10-SecondTim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8a1389Ec39f1E9C0F03E7F15" calcext:value-type="string">
            <text:p>E00:8a1389Ec39f1E9C0F03E7F15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string" calcext:value-type="string">
            <text:p>a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8" calcext:value-type="string">
            <text:p>8</text:p>
          </table:table-cell>
          <table:table-cell table:style-name="ce20" table:formula="of:=IF(OR([.F7]=&quot;jmpf&quot;;[.F7]=&quot;call&quot;);VLOOKUP([.G7];[.$E$7:.$I$96];5;0);IF([.G7]=&quot;&quot;;&quot;&quot;;[.G7]))" office:value-type="string" office:string-value="a" calcext:value-type="string">
            <text:p>a</text:p>
          </table:table-cell>
          <table:table-cell table:style-name="ce21" table:formula="of:=IFNA(COM.MICROSOFT.CONCAT([.L7];[.M7]);&quot;&quot;)" office:value-type="string" office:string-value="8a" calcext:value-type="string">
            <text:p>8a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Store the operand value in the A register." calcext:value-type="string">
            <text:p>Store the operand value in the A register.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1" calcext:value-type="string">
            <text:p>1</text:p>
          </table:table-cell>
          <table:table-cell table:style-name="ce20" table:formula="of:=IF(OR([.F8]=&quot;jmpf&quot;;[.F8]=&quot;call&quot;);VLOOKUP([.G8];[.$E$7:.$I$96];5;0);IF([.G8]=&quot;&quot;;&quot;&quot;;[.G8]))">
            <text:p/>
          </table:table-cell>
          <table:table-cell table:style-name="ce21" table:formula="of:=IFNA(COM.MICROSOFT.CONCAT([.L8];[.M8]);&quot;&quot;)" office:value-type="string" office:string-value="1" calcext:value-type="string">
            <text:p>1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Display the A register value on the numeric LED." calcext:value-type="string">
            <text:p>Display the A register value on the numeric LED.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9]=&quot;&quot;; [.B8]+IFNA(VLOOKUP([.F8];[$'(DATA)neamock'.$C$3:.$I$31];7;0);0); HEX2DEC([.A9]))" office:value-type="float" office:value="3" calcext:value-type="float">
            <text:p>3</text:p>
          </table:table-cell>
          <table:table-cell table:style-name="ce7" table:formula="of:=DEC2BIN([.B9];8)" office:value-type="string" office:string-value="00000011" calcext:value-type="string">
            <text:p>00000011</text:p>
          </table:table-cell>
          <table:table-cell table:style-name="ce7" table:formula="of:=DEC2HEX([.B9];2)" office:value-type="string" office:string-value="03" calcext:value-type="string">
            <text:p>03</text:p>
          </table:table-cell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3" calcext:value-type="string">
            <text:p>03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3" calcext:value-type="string">
            <text:p>3</text:p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 office:value-type="string" office:string-value="3" calcext:value-type="string">
            <text:p>3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A⇔Y." calcext:value-type="string">
            <text:p>A⇔Y.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neamock'.$C$3:.$I$31];7;0);0); HEX2DEC([.A10]))" office:value-type="float" office:value="4" calcext:value-type="float">
            <text:p>4</text:p>
          </table:table-cell>
          <table:table-cell table:style-name="ce7" table:formula="of:=DEC2BIN([.B10];8)" office:value-type="string" office:string-value="00000100" calcext:value-type="string">
            <text:p>00000100</text:p>
          </table:table-cell>
          <table:table-cell table:style-name="ce7" table:formula="of:=DEC2HEX([.B10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4" calcext:value-type="string">
            <text:p>04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 office:value-type="string" office:string-value="8" calcext:value-type="string">
            <text:p>8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9" calcext:value-type="float">
            <text:p>9</text:p>
          </table:table-cell>
          <table:table-cell table:style-name="ce21" table:formula="of:=IFNA(COM.MICROSOFT.CONCAT([.L10];[.M10]);&quot;&quot;)" office:value-type="string" office:string-value="89" calcext:value-type="string">
            <text:p>89</text:p>
          </table:table-cell>
          <table:table-cell table:style-name="ce22" table:formula="of:=IFNA(IF([.F10]=&quot;scall&quot;;VLOOKUP([.G10];[$'(DATA)scall'.$B$3:.$D$18];3;0);VLOOKUP([.F10];[$'(DATA)neamock'.$C$3:.$J$31];8;0));&quot;&quot;)" office:value-type="string" office:string-value="Store the operand value in the A register." calcext:value-type="string">
            <text:p>Store the operand value in the A register.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neamock'.$C$3:.$I$31];7;0);0); HEX2DEC([.A11]))" office:value-type="float" office:value="6" calcext:value-type="float">
            <text:p>6</text:p>
          </table:table-cell>
          <table:table-cell table:style-name="ce7" table:formula="of:=DEC2BIN([.B11];8)" office:value-type="string" office:string-value="00000110" calcext:value-type="string">
            <text:p>00000110</text:p>
          </table:table-cell>
          <table:table-cell table:style-name="ce7" table:formula="of:=DEC2HEX([.B11];2)" office:value-type="string" office:string-value="06" calcext:value-type="string">
            <text:p>06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6" calcext:value-type="string">
            <text:p>06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string" office:string-value="c" calcext:value-type="string">
            <text:p>c</text:p>
          </table:table-cell>
          <table:table-cell table:style-name="ce21" table:formula="of:=IFNA(COM.MICROSOFT.CONCAT([.L11];[.M11]);&quot;&quot;)" office:value-type="string" office:string-value="Ec" calcext:value-type="string">
            <text:p>Ec</text:p>
          </table:table-cell>
          <table:table-cell table:style-name="ce22" table:formula="of:=IFNA(IF([.F11]=&quot;scall&quot;;VLOOKUP([.G11];[$'(DATA)scall'.$B$3:.$D$18];3;0);VLOOKUP([.F11];[$'(DATA)neamock'.$C$3:.$J$31];8;0));&quot;&quot;)" office:value-type="string" office:string-value="Wait for processing for (A register value + 1) x 0.1 second." calcext:value-type="string">
            <text:p>Wait for processing for (A register value + 1) x 0.1 second.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neamock'.$C$3:.$I$31];7;0);0); HEX2DEC([.A12]))" office:value-type="float" office:value="8" calcext:value-type="float">
            <text:p>8</text:p>
          </table:table-cell>
          <table:table-cell table:style-name="ce7" table:formula="of:=DEC2BIN([.B12];8)" office:value-type="string" office:string-value="00001000" calcext:value-type="string">
            <text:p>00001000</text:p>
          </table:table-cell>
          <table:table-cell table:style-name="ce7" table:formula="of:=DEC2HEX([.B12];2)" office:value-type="string" office:string-value="08" calcext:value-type="string">
            <text:p>08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8" calcext:value-type="string">
            <text:p>08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 office:value-type="string" office:string-value="3" calcext:value-type="string">
            <text:p>3</text:p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 office:value-type="string" office:string-value="3" calcext:value-type="string">
            <text:p>3</text:p>
          </table:table-cell>
          <table:table-cell table:style-name="ce22" table:formula="of:=IFNA(IF([.F12]=&quot;scall&quot;;VLOOKUP([.G12];[$'(DATA)scall'.$B$3:.$D$18];3;0);VLOOKUP([.F12];[$'(DATA)neamock'.$C$3:.$J$31];8;0));&quot;&quot;)" office:value-type="string" office:string-value="A⇔Y." calcext:value-type="string">
            <text:p>A⇔Y.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neamock'.$C$3:.$I$31];7;0);0); HEX2DEC([.A13]))" office:value-type="float" office:value="9" calcext:value-type="float">
            <text:p>9</text:p>
          </table:table-cell>
          <table:table-cell table:style-name="ce7" table:formula="of:=DEC2BIN([.B13];8)" office:value-type="string" office:string-value="00001001" calcext:value-type="string">
            <text:p>00001001</text:p>
          </table:table-cell>
          <table:table-cell table:style-name="ce7" table:formula="of:=DEC2HEX([.B13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9" calcext:value-type="string">
            <text:p>09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 office:value-type="string" office:string-value="9" calcext:value-type="string">
            <text:p>9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f" calcext:value-type="string">
            <text:p>f</text:p>
          </table:table-cell>
          <table:table-cell table:style-name="ce21" table:formula="of:=IFNA(COM.MICROSOFT.CONCAT([.L13];[.M13]);&quot;&quot;)" office:value-type="string" office:string-value="9f" calcext:value-type="string">
            <text:p>9f</text:p>
          </table:table-cell>
          <table:table-cell table:style-name="ce22" table:formula="of:=IFNA(IF([.F13]=&quot;scall&quot;;VLOOKUP([.G13];[$'(DATA)scall'.$B$3:.$D$18];3;0);VLOOKUP([.F13];[$'(DATA)neamock'.$C$3:.$J$31];8;0));&quot;&quot;)" office:value-type="string" office:string-value="Add the &quot;operand&quot; value to the A register (at the time of digit increase, execution FLG=1)." calcext:value-type="string">
            <text:p>Add the "operand" value to the A register (at the time of digit increase, execution FLG=1).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neamock'.$C$3:.$I$31];7;0);0); HEX2DEC([.A14]))" office:value-type="float" office:value="11" calcext:value-type="float">
            <text:p>11</text:p>
          </table:table-cell>
          <table:table-cell table:style-name="ce7" table:formula="of:=DEC2BIN([.B14];8)" office:value-type="string" office:string-value="00001011" calcext:value-type="string">
            <text:p>00001011</text:p>
          </table:table-cell>
          <table:table-cell table:style-name="ce7" table:formula="of:=DEC2HEX([.B14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0B" calcext:value-type="string">
            <text:p>0B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 office:value-type="string" office:string-value="1" calcext:value-type="string">
            <text:p>1</text:p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 office:value-type="string" office:string-value="1" calcext:value-type="string">
            <text:p>1</text:p>
          </table:table-cell>
          <table:table-cell table:style-name="ce22" table:formula="of:=IFNA(IF([.F14]=&quot;scall&quot;;VLOOKUP([.G14];[$'(DATA)scall'.$B$3:.$D$18];3;0);VLOOKUP([.F14];[$'(DATA)neamock'.$C$3:.$J$31];8;0));&quot;&quot;)" office:value-type="string" office:string-value="Display the A register value on the numeric LED." calcext:value-type="string">
            <text:p>Display the A register value on the numeric LED.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neamock'.$C$3:.$I$31];7;0);0); HEX2DEC([.A15]))" office:value-type="float" office:value="12" calcext:value-type="float">
            <text:p>12</text:p>
          </table:table-cell>
          <table:table-cell table:style-name="ce7" table:formula="of:=DEC2BIN([.B15];8)" office:value-type="string" office:string-value="00001100" calcext:value-type="string">
            <text:p>00001100</text:p>
          </table:table-cell>
          <table:table-cell table:style-name="ce7" table:formula="of:=DEC2HEX([.B15];2)" office:value-type="string" office:string-value="0C" calcext:value-type="string">
            <text:p>0C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0C" calcext:value-type="string">
            <text:p>0C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 office:value-type="string" office:string-value="E" calcext:value-type="string">
            <text:p>E</text:p>
          </table:table-cell>
          <table:table-cell table:style-name="ce20" table:formula="of:=IF(OR([.F15]=&quot;jmpf&quot;;[.F15]=&quot;call&quot;);VLOOKUP([.G15];[.$E$7:.$I$96];5;0);IF([.G15]=&quot;&quot;;&quot;&quot;;[.G15]))" office:value-type="float" office:value="9" calcext:value-type="float">
            <text:p>9</text:p>
          </table:table-cell>
          <table:table-cell table:style-name="ce21" table:formula="of:=IFNA(COM.MICROSOFT.CONCAT([.L15];[.M15]);&quot;&quot;)" office:value-type="string" office:string-value="E9" calcext:value-type="string">
            <text:p>E9</text:p>
          </table:table-cell>
          <table:table-cell table:style-name="ce22" table:formula="of:=IFNA(IF([.F15]=&quot;scall&quot;;VLOOKUP([.G15];[$'(DATA)scall'.$B$3:.$D$18];3;0);VLOOKUP([.F15];[$'(DATA)neamock'.$C$3:.$J$31];8;0));&quot;&quot;)" office:value-type="string" office:string-value="Make a short sound." calcext:value-type="string">
            <text:p>Make a short sound.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neamock'.$C$3:.$I$31];7;0);0); HEX2DEC([.A16]))" office:value-type="float" office:value="14" calcext:value-type="float">
            <text:p>14</text:p>
          </table:table-cell>
          <table:table-cell table:style-name="ce7" table:formula="of:=DEC2BIN([.B16];8)" office:value-type="string" office:string-value="00001110" calcext:value-type="string">
            <text:p>00001110</text:p>
          </table:table-cell>
          <table:table-cell table:style-name="ce7" table:formula="of:=DEC2HEX([.B16];2)" office:value-type="string" office:string-value="0E" calcext:value-type="string">
            <text:p>0E</text:p>
          </table:table-cell>
          <table:table-cell table:style-name="ce10"/>
          <table:table-cell table:style-name="ce10" office:value-type="string" calcext:value-type="string">
            <text:p>cp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0E" calcext:value-type="string">
            <text:p>0E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 office:value-type="string" office:string-value="C" calcext:value-type="string">
            <text:p>C</text:p>
          </table:table-cell>
          <table:table-cell table:style-name="ce20" table:formula="of:=IF(OR([.F16]=&quot;jmpf&quot;;[.F16]=&quot;call&quot;);VLOOKUP([.G16];[.$E$7:.$I$96];5;0);IF([.G16]=&quot;&quot;;&quot;&quot;;[.G16]))" office:value-type="float" office:value="0" calcext:value-type="float">
            <text:p>0</text:p>
          </table:table-cell>
          <table:table-cell table:style-name="ce21" table:formula="of:=IFNA(COM.MICROSOFT.CONCAT([.L16];[.M16]);&quot;&quot;)" office:value-type="string" office:string-value="C0" calcext:value-type="string">
            <text:p>C0</text:p>
          </table:table-cell>
          <table:table-cell table:style-name="ce22" table:formula="of:=IFNA(IF([.F16]=&quot;scall&quot;;VLOOKUP([.G16];[$'(DATA)scall'.$B$3:.$D$18];3;0);VLOOKUP([.F16];[$'(DATA)neamock'.$C$3:.$J$31];8;0));&quot;&quot;)" office:value-type="string" office:string-value="If A register value = operand value, execute FLG = 0." calcext:value-type="string">
            <text:p>If A register value = operand value, execute FLG = 0.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neamock'.$C$3:.$I$31];7;0);0); HEX2DEC([.A17]))" office:value-type="float" office:value="16" calcext:value-type="float">
            <text:p>16</text:p>
          </table:table-cell>
          <table:table-cell table:style-name="ce7" table:formula="of:=DEC2BIN([.B17];8)" office:value-type="string" office:string-value="00010000" calcext:value-type="string">
            <text:p>00010000</text:p>
          </table:table-cell>
          <table:table-cell table:style-name="ce7" table:formula="of:=DEC2HEX([.B17];2)" office:value-type="string" office:string-value="10" calcext:value-type="string">
            <text:p>10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10" calcext:value-type="string">
            <text:p>10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 office:value-type="string" office:string-value="F" calcext:value-type="string">
            <text:p>F</text:p>
          </table:table-cell>
          <table:table-cell table:style-name="ce20" table:formula="of:=IF(OR([.F17]=&quot;jmpf&quot;;[.F17]=&quot;call&quot;);VLOOKUP([.G17];[.$E$7:.$I$96];5;0);IF([.G17]=&quot;&quot;;&quot;&quot;;[.G17]))" office:value-type="string" office:string-value="03" calcext:value-type="string">
            <text:p>03</text:p>
          </table:table-cell>
          <table:table-cell table:style-name="ce21" table:formula="of:=IFNA(COM.MICROSOFT.CONCAT([.L17];[.M17]);&quot;&quot;)" office:value-type="string" office:string-value="F03" calcext:value-type="string">
            <text:p>F03</text:p>
          </table:table-cell>
          <table:table-cell table:style-name="ce22" table:formula="of:=IFNA(IF([.F17]=&quot;scall&quot;;VLOOKUP([.G17];[$'(DATA)scall'.$B$3:.$D$18];3;0);VLOOKUP([.F17];[$'(DATA)neamock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neamock'.$C$3:.$I$31];7;0);0); HEX2DEC([.A18]))" office:value-type="float" office:value="19" calcext:value-type="float">
            <text:p>19</text:p>
          </table:table-cell>
          <table:table-cell table:style-name="ce7" table:formula="of:=DEC2BIN([.B18];8)" office:value-type="string" office:string-value="00010011" calcext:value-type="string">
            <text:p>00010011</text:p>
          </table:table-cell>
          <table:table-cell table:style-name="ce7" table:formula="of:=DEC2HEX([.B18];2)" office:value-type="string" office:string-value="13" calcext:value-type="string">
            <text:p>13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13" calcext:value-type="string">
            <text:p>13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 office:value-type="string" office:string-value="E" calcext:value-type="string">
            <text:p>E</text:p>
          </table:table-cell>
          <table:table-cell table:style-name="ce20" table:formula="of:=IF(OR([.F18]=&quot;jmpf&quot;;[.F18]=&quot;call&quot;);VLOOKUP([.G18];[.$E$7:.$I$96];5;0);IF([.G18]=&quot;&quot;;&quot;&quot;;[.G18]))" office:value-type="float" office:value="7" calcext:value-type="float">
            <text:p>7</text:p>
          </table:table-cell>
          <table:table-cell table:style-name="ce21" table:formula="of:=IFNA(COM.MICROSOFT.CONCAT([.L18];[.M18]);&quot;&quot;)" office:value-type="string" office:string-value="E7" calcext:value-type="string">
            <text:p>E7</text:p>
          </table:table-cell>
          <table:table-cell table:style-name="ce22" table:formula="of:=IFNA(IF([.F18]=&quot;scall&quot;;VLOOKUP([.G18];[$'(DATA)scall'.$B$3:.$D$18];3;0);VLOOKUP([.F18];[$'(DATA)neamock'.$C$3:.$J$31];8;0));&quot;&quot;)" office:value-type="string" office:string-value="Make the end sound." calcext:value-type="string">
            <text:p>Make the end sound.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neamock'.$C$3:.$I$31];7;0);0); HEX2DEC([.A19]))" office:value-type="float" office:value="21" calcext:value-type="float">
            <text:p>21</text:p>
          </table:table-cell>
          <table:table-cell table:style-name="ce7" table:formula="of:=DEC2BIN([.B19];8)" office:value-type="string" office:string-value="00010101" calcext:value-type="string">
            <text:p>00010101</text:p>
          </table:table-cell>
          <table:table-cell table:style-name="ce7" table:formula="of:=DEC2HEX([.B19];2)" office:value-type="string" office:string-value="15" calcext:value-type="string">
            <text:p>15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end</text:p>
          </table:table-cell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15" calcext:value-type="string">
            <text:p>15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 office:value-type="string" office:string-value="F" calcext:value-type="string">
            <text:p>F</text:p>
          </table:table-cell>
          <table:table-cell table:style-name="ce20" table:formula="of:=IF(OR([.F19]=&quot;jmpf&quot;;[.F19]=&quot;call&quot;);VLOOKUP([.G19];[.$E$7:.$I$96];5;0);IF([.G19]=&quot;&quot;;&quot;&quot;;[.G19]))" office:value-type="string" office:string-value="15" calcext:value-type="string">
            <text:p>15</text:p>
          </table:table-cell>
          <table:table-cell table:style-name="ce21" table:formula="of:=IFNA(COM.MICROSOFT.CONCAT([.L19];[.M19]);&quot;&quot;)" office:value-type="string" office:string-value="F15" calcext:value-type="string">
            <text:p>F15</text:p>
          </table:table-cell>
          <table:table-cell table:style-name="ce22" table:formula="of:=IFNA(IF([.F19]=&quot;scall&quot;;VLOOKUP([.G19];[$'(DATA)scall'.$B$3:.$D$18];3;0);VLOOKUP([.F19];[$'(DATA)neamock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neamock'.$C$3:.$I$31];7;0);0); HEX2DEC([.A20]))" office:value-type="float" office:value="24" calcext:value-type="float">
            <text:p>24</text:p>
          </table:table-cell>
          <table:table-cell table:style-name="ce7" table:formula="of:=DEC2BIN([.B20];8)" office:value-type="string" office:string-value="00011000" calcext:value-type="string">
            <text:p>00011000</text:p>
          </table:table-cell>
          <table:table-cell table:style-name="ce7" table:formula="of:=DEC2HEX([.B20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18" calcext:value-type="string">
            <text:p>18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neamock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neamock'.$C$3:.$I$31];7;0);0); HEX2DEC([.A21]))" office:value-type="float" office:value="24" calcext:value-type="float">
            <text:p>24</text:p>
          </table:table-cell>
          <table:table-cell table:style-name="ce7" table:formula="of:=DEC2BIN([.B21];8)" office:value-type="string" office:string-value="00011000" calcext:value-type="string">
            <text:p>00011000</text:p>
          </table:table-cell>
          <table:table-cell table:style-name="ce7" table:formula="of:=DEC2HEX([.B2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18" calcext:value-type="string">
            <text:p>18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neamock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neamock'.$C$3:.$I$31];7;0);0); HEX2DEC([.A22]))" office:value-type="float" office:value="24" calcext:value-type="float">
            <text:p>24</text:p>
          </table:table-cell>
          <table:table-cell table:style-name="ce7" table:formula="of:=DEC2BIN([.B22];8)" office:value-type="string" office:string-value="00011000" calcext:value-type="string">
            <text:p>00011000</text:p>
          </table:table-cell>
          <table:table-cell table:style-name="ce7" table:formula="of:=DEC2HEX([.B22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18" calcext:value-type="string">
            <text:p>18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neamock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neamock'.$C$3:.$I$31];7;0);0); HEX2DEC([.A23]))" office:value-type="float" office:value="24" calcext:value-type="float">
            <text:p>24</text:p>
          </table:table-cell>
          <table:table-cell table:style-name="ce7" table:formula="of:=DEC2BIN([.B23];8)" office:value-type="string" office:string-value="00011000" calcext:value-type="string">
            <text:p>00011000</text:p>
          </table:table-cell>
          <table:table-cell table:style-name="ce7" table:formula="of:=DEC2HEX([.B23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18" calcext:value-type="string">
            <text:p>18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neamock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24" calcext:value-type="float">
            <text:p>24</text:p>
          </table:table-cell>
          <table:table-cell table:style-name="ce7" table:formula="of:=DEC2BIN([.B24];8)" office:value-type="string" office:string-value="00011000" calcext:value-type="string">
            <text:p>00011000</text:p>
          </table:table-cell>
          <table:table-cell table:style-name="ce7" table:formula="of:=DEC2HEX([.B24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18" calcext:value-type="string">
            <text:p>18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neamock'.$C$3:.$I$31];7;0);0); HEX2DEC([.A25]))" office:value-type="float" office:value="24" calcext:value-type="float">
            <text:p>24</text:p>
          </table:table-cell>
          <table:table-cell table:style-name="ce7" table:formula="of:=DEC2BIN([.B25];8)" office:value-type="string" office:string-value="00011000" calcext:value-type="string">
            <text:p>00011000</text:p>
          </table:table-cell>
          <table:table-cell table:style-name="ce7" table:formula="of:=DEC2HEX([.B2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18" calcext:value-type="string">
            <text:p>18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neamock'.$C$3:.$I$31];7;0);0); HEX2DEC([.A26]))" office:value-type="float" office:value="24" calcext:value-type="float">
            <text:p>24</text:p>
          </table:table-cell>
          <table:table-cell table:style-name="ce7" table:formula="of:=DEC2BIN([.B26];8)" office:value-type="string" office:string-value="00011000" calcext:value-type="string">
            <text:p>00011000</text:p>
          </table:table-cell>
          <table:table-cell table:style-name="ce7" table:formula="of:=DEC2HEX([.B26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18" calcext:value-type="string">
            <text:p>18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neamock'.$C$3:.$I$31];7;0);0); HEX2DEC([.A27]))" office:value-type="float" office:value="24" calcext:value-type="float">
            <text:p>24</text:p>
          </table:table-cell>
          <table:table-cell table:style-name="ce7" table:formula="of:=DEC2BIN([.B27];8)" office:value-type="string" office:string-value="00011000" calcext:value-type="string">
            <text:p>00011000</text:p>
          </table:table-cell>
          <table:table-cell table:style-name="ce7" table:formula="of:=DEC2HEX([.B27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18" calcext:value-type="string">
            <text:p>18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neamock'.$C$3:.$I$31];7;0);0); HEX2DEC([.A28]))" office:value-type="float" office:value="24" calcext:value-type="float">
            <text:p>24</text:p>
          </table:table-cell>
          <table:table-cell table:style-name="ce7" table:formula="of:=DEC2BIN([.B28];8)" office:value-type="string" office:string-value="00011000" calcext:value-type="string">
            <text:p>00011000</text:p>
          </table:table-cell>
          <table:table-cell table:style-name="ce7" table:formula="of:=DEC2HEX([.B28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18" calcext:value-type="string">
            <text:p>18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neamock'.$C$3:.$I$31];7;0);0); HEX2DEC([.A29]))" office:value-type="float" office:value="24" calcext:value-type="float">
            <text:p>24</text:p>
          </table:table-cell>
          <table:table-cell table:style-name="ce7" table:formula="of:=DEC2BIN([.B29];8)" office:value-type="string" office:string-value="00011000" calcext:value-type="string">
            <text:p>00011000</text:p>
          </table:table-cell>
          <table:table-cell table:style-name="ce7" table:formula="of:=DEC2HEX([.B2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18" calcext:value-type="string">
            <text:p>18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24" calcext:value-type="float">
            <text:p>24</text:p>
          </table:table-cell>
          <table:table-cell table:style-name="ce7" table:formula="of:=DEC2BIN([.B30];8)" office:value-type="string" office:string-value="00011000" calcext:value-type="string">
            <text:p>00011000</text:p>
          </table:table-cell>
          <table:table-cell table:style-name="ce7" table:formula="of:=DEC2HEX([.B3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18" calcext:value-type="string">
            <text:p>18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neamock'.$C$3:.$I$31];7;0);0); HEX2DEC([.A31]))" office:value-type="float" office:value="24" calcext:value-type="float">
            <text:p>24</text:p>
          </table:table-cell>
          <table:table-cell table:style-name="ce7" table:formula="of:=DEC2BIN([.B31];8)" office:value-type="string" office:string-value="00011000" calcext:value-type="string">
            <text:p>00011000</text:p>
          </table:table-cell>
          <table:table-cell table:style-name="ce7" table:formula="of:=DEC2HEX([.B3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18" calcext:value-type="string">
            <text:p>18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24" calcext:value-type="float">
            <text:p>24</text:p>
          </table:table-cell>
          <table:table-cell table:style-name="ce7" table:formula="of:=DEC2BIN([.B32];8)" office:value-type="string" office:string-value="00011000" calcext:value-type="string">
            <text:p>00011000</text:p>
          </table:table-cell>
          <table:table-cell table:style-name="ce7" table:formula="of:=DEC2HEX([.B32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18" calcext:value-type="string">
            <text:p>18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neamock'.$C$3:.$I$31];7;0);0); HEX2DEC([.A33]))" office:value-type="float" office:value="24" calcext:value-type="float">
            <text:p>24</text:p>
          </table:table-cell>
          <table:table-cell table:style-name="ce7" table:formula="of:=DEC2BIN([.B33];8)" office:value-type="string" office:string-value="00011000" calcext:value-type="string">
            <text:p>00011000</text:p>
          </table:table-cell>
          <table:table-cell table:style-name="ce7" table:formula="of:=DEC2HEX([.B33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18" calcext:value-type="string">
            <text:p>18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neamock'.$C$3:.$I$31];7;0);0); HEX2DEC([.A34]))" office:value-type="float" office:value="24" calcext:value-type="float">
            <text:p>24</text:p>
          </table:table-cell>
          <table:table-cell table:style-name="ce7" table:formula="of:=DEC2BIN([.B34];8)" office:value-type="string" office:string-value="00011000" calcext:value-type="string">
            <text:p>00011000</text:p>
          </table:table-cell>
          <table:table-cell table:style-name="ce7" table:formula="of:=DEC2HEX([.B34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18" calcext:value-type="string">
            <text:p>18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24" calcext:value-type="float">
            <text:p>24</text:p>
          </table:table-cell>
          <table:table-cell table:style-name="ce7" table:formula="of:=DEC2BIN([.B35];8)" office:value-type="string" office:string-value="00011000" calcext:value-type="string">
            <text:p>00011000</text:p>
          </table:table-cell>
          <table:table-cell table:style-name="ce7" table:formula="of:=DEC2HEX([.B3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18" calcext:value-type="string">
            <text:p>18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neamock'.$C$3:.$I$31];7;0);0); HEX2DEC([.A36]))" office:value-type="float" office:value="24" calcext:value-type="float">
            <text:p>24</text:p>
          </table:table-cell>
          <table:table-cell table:style-name="ce7" table:formula="of:=DEC2BIN([.B36];8)" office:value-type="string" office:string-value="00011000" calcext:value-type="string">
            <text:p>00011000</text:p>
          </table:table-cell>
          <table:table-cell table:style-name="ce7" table:formula="of:=DEC2HEX([.B36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18" calcext:value-type="string">
            <text:p>18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neamock'.$C$3:.$I$31];7;0);0); HEX2DEC([.A37]))" office:value-type="float" office:value="24" calcext:value-type="float">
            <text:p>24</text:p>
          </table:table-cell>
          <table:table-cell table:style-name="ce7" table:formula="of:=DEC2BIN([.B37];8)" office:value-type="string" office:string-value="00011000" calcext:value-type="string">
            <text:p>00011000</text:p>
          </table:table-cell>
          <table:table-cell table:style-name="ce7" table:formula="of:=DEC2HEX([.B37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18" calcext:value-type="string">
            <text:p>18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24" calcext:value-type="float">
            <text:p>24</text:p>
          </table:table-cell>
          <table:table-cell table:style-name="ce7" table:formula="of:=DEC2BIN([.B38];8)" office:value-type="string" office:string-value="00011000" calcext:value-type="string">
            <text:p>00011000</text:p>
          </table:table-cell>
          <table:table-cell table:style-name="ce7" table:formula="of:=DEC2HEX([.B38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18" calcext:value-type="string">
            <text:p>18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24" calcext:value-type="float">
            <text:p>24</text:p>
          </table:table-cell>
          <table:table-cell table:style-name="ce7" table:formula="of:=DEC2BIN([.B39];8)" office:value-type="string" office:string-value="00011000" calcext:value-type="string">
            <text:p>00011000</text:p>
          </table:table-cell>
          <table:table-cell table:style-name="ce7" table:formula="of:=DEC2HEX([.B3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18" calcext:value-type="string">
            <text:p>18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24" calcext:value-type="float">
            <text:p>24</text:p>
          </table:table-cell>
          <table:table-cell table:style-name="ce7" table:formula="of:=DEC2BIN([.B40];8)" office:value-type="string" office:string-value="00011000" calcext:value-type="string">
            <text:p>00011000</text:p>
          </table:table-cell>
          <table:table-cell table:style-name="ce7" table:formula="of:=DEC2HEX([.B4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18" calcext:value-type="string">
            <text:p>18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24" calcext:value-type="float">
            <text:p>24</text:p>
          </table:table-cell>
          <table:table-cell table:style-name="ce7" table:formula="of:=DEC2BIN([.B41];8)" office:value-type="string" office:string-value="00011000" calcext:value-type="string">
            <text:p>00011000</text:p>
          </table:table-cell>
          <table:table-cell table:style-name="ce7" table:formula="of:=DEC2HEX([.B4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18" calcext:value-type="string">
            <text:p>18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24" calcext:value-type="float">
            <text:p>24</text:p>
          </table:table-cell>
          <table:table-cell table:style-name="ce7" table:formula="of:=DEC2BIN([.B42];8)" office:value-type="string" office:string-value="00011000" calcext:value-type="string">
            <text:p>00011000</text:p>
          </table:table-cell>
          <table:table-cell table:style-name="ce7" table:formula="of:=DEC2HEX([.B42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18" calcext:value-type="string">
            <text:p>18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24" calcext:value-type="float">
            <text:p>24</text:p>
          </table:table-cell>
          <table:table-cell table:style-name="ce7" table:formula="of:=DEC2BIN([.B43];8)" office:value-type="string" office:string-value="00011000" calcext:value-type="string">
            <text:p>00011000</text:p>
          </table:table-cell>
          <table:table-cell table:style-name="ce7" table:formula="of:=DEC2HEX([.B43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18" calcext:value-type="string">
            <text:p>18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24" calcext:value-type="float">
            <text:p>24</text:p>
          </table:table-cell>
          <table:table-cell table:style-name="ce7" table:formula="of:=DEC2BIN([.B44];8)" office:value-type="string" office:string-value="00011000" calcext:value-type="string">
            <text:p>00011000</text:p>
          </table:table-cell>
          <table:table-cell table:style-name="ce7" table:formula="of:=DEC2HEX([.B44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18" calcext:value-type="string">
            <text:p>18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24" calcext:value-type="float">
            <text:p>24</text:p>
          </table:table-cell>
          <table:table-cell table:style-name="ce7" table:formula="of:=DEC2BIN([.B45];8)" office:value-type="string" office:string-value="00011000" calcext:value-type="string">
            <text:p>00011000</text:p>
          </table:table-cell>
          <table:table-cell table:style-name="ce7" table:formula="of:=DEC2HEX([.B4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18" calcext:value-type="string">
            <text:p>18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24" calcext:value-type="float">
            <text:p>24</text:p>
          </table:table-cell>
          <table:table-cell table:style-name="ce7" table:formula="of:=DEC2BIN([.B46];8)" office:value-type="string" office:string-value="00011000" calcext:value-type="string">
            <text:p>00011000</text:p>
          </table:table-cell>
          <table:table-cell table:style-name="ce7" table:formula="of:=DEC2HEX([.B46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18" calcext:value-type="string">
            <text:p>18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24" calcext:value-type="float">
            <text:p>24</text:p>
          </table:table-cell>
          <table:table-cell table:style-name="ce7" table:formula="of:=DEC2BIN([.B47];8)" office:value-type="string" office:string-value="00011000" calcext:value-type="string">
            <text:p>00011000</text:p>
          </table:table-cell>
          <table:table-cell table:style-name="ce7" table:formula="of:=DEC2HEX([.B47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18" calcext:value-type="string">
            <text:p>18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24" calcext:value-type="float">
            <text:p>24</text:p>
          </table:table-cell>
          <table:table-cell table:style-name="ce7" table:formula="of:=DEC2BIN([.B48];8)" office:value-type="string" office:string-value="00011000" calcext:value-type="string">
            <text:p>00011000</text:p>
          </table:table-cell>
          <table:table-cell table:style-name="ce7" table:formula="of:=DEC2HEX([.B48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18" calcext:value-type="string">
            <text:p>18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24" calcext:value-type="float">
            <text:p>24</text:p>
          </table:table-cell>
          <table:table-cell table:style-name="ce7" table:formula="of:=DEC2BIN([.B49];8)" office:value-type="string" office:string-value="00011000" calcext:value-type="string">
            <text:p>00011000</text:p>
          </table:table-cell>
          <table:table-cell table:style-name="ce7" table:formula="of:=DEC2HEX([.B4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18" calcext:value-type="string">
            <text:p>18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24" calcext:value-type="float">
            <text:p>24</text:p>
          </table:table-cell>
          <table:table-cell table:style-name="ce7" table:formula="of:=DEC2BIN([.B50];8)" office:value-type="string" office:string-value="00011000" calcext:value-type="string">
            <text:p>00011000</text:p>
          </table:table-cell>
          <table:table-cell table:style-name="ce7" table:formula="of:=DEC2HEX([.B5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18" calcext:value-type="string">
            <text:p>18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24" calcext:value-type="float">
            <text:p>24</text:p>
          </table:table-cell>
          <table:table-cell table:style-name="ce7" table:formula="of:=DEC2BIN([.B51];8)" office:value-type="string" office:string-value="00011000" calcext:value-type="string">
            <text:p>00011000</text:p>
          </table:table-cell>
          <table:table-cell table:style-name="ce7" table:formula="of:=DEC2HEX([.B5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18" calcext:value-type="string">
            <text:p>18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KnightRid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21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0F601FB1D7F02A6BfF601FD1F10F00E180EcE2F61" calcext:value-type="string">
            <text:p>E00:A0F601FB1D7F02A6BfF601FD1F10F00E180EcE2F61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0" calcext:value-type="float">
            <text:p>0</text:p>
          </table:table-cell>
          <table:table-cell table:style-name="ce21" table:formula="of:=IFNA(COM.MICROSOFT.CONCAT([.L7];[.M7]);&quot;&quot;)" office:value-type="string" office:string-value="A0" calcext:value-type="string">
            <text:p>A0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Store &quot;operand&quot; value in Y register." calcext:value-type="string">
            <text:p>Store "operand" value in Y register.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 office:value-type="string" calcext:value-type="string">
            <text:p>incLoop</text:p>
          </table:table-cell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ledOnOff</text:p>
          </table:table-cell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F60" calcext:value-type="string">
            <text:p>F60</text:p>
          </table:table-cell>
          <table:table-cell table:style-name="ce20" table:formula="of:=IF(OR([.F8]=&quot;jmpf&quot;;[.F8]=&quot;call&quot;);VLOOKUP([.G8];[.$E$7:.$I$96];5;0);IF([.G8]=&quot;&quot;;&quot;&quot;;[.G8]))" office:value-type="string" office:string-value="1F" calcext:value-type="string">
            <text:p>1F</text:p>
          </table:table-cell>
          <table:table-cell table:style-name="ce21" table:formula="of:=IFNA(COM.MICROSOFT.CONCAT([.L8];[.M8]);&quot;&quot;)" office:value-type="string" office:string-value="F601F" calcext:value-type="string">
            <text:p>F601F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Jump to specified address (regardless of execution FLG)." calcext:value-type="string">
            <text:p>Jump to specified address (regardless of execution FLG).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neamock'.$C$3:.$I$31];7;0);0); HEX2DEC([.A9]))" office:value-type="float" office:value="7" calcext:value-type="float">
            <text:p>7</text:p>
          </table:table-cell>
          <table:table-cell table:style-name="ce7" table:formula="of:=DEC2BIN([.B9];8)" office:value-type="string" office:string-value="00000111" calcext:value-type="string">
            <text:p>00000111</text:p>
          </table:table-cell>
          <table:table-cell table:style-name="ce7" table:formula="of:=DEC2HEX([.B9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ad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7" calcext:value-type="string">
            <text:p>07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B" calcext:value-type="string">
            <text:p>B</text:p>
          </table:table-cell>
          <table:table-cell table:style-name="ce20" table:formula="of:=IF(OR([.F9]=&quot;jmpf&quot;;[.F9]=&quot;call&quot;);VLOOKUP([.G9];[.$E$7:.$I$96];5;0);IF([.G9]=&quot;&quot;;&quot;&quot;;[.G9]))" office:value-type="float" office:value="1" calcext:value-type="float">
            <text:p>1</text:p>
          </table:table-cell>
          <table:table-cell table:style-name="ce21" table:formula="of:=IFNA(COM.MICROSOFT.CONCAT([.L9];[.M9]);&quot;&quot;)" office:value-type="string" office:string-value="B1" calcext:value-type="string">
            <text:p>B1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Add the &quot;operand&quot; value to the Y register (at the time of digit increase, execution FLG=1)." calcext:value-type="string">
            <text:p>Add the "operand" value to the Y register (at the time of digit increase, execution FLG=1).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neamock'.$C$3:.$I$31];7;0);0); HEX2DEC([.A10]))" office:value-type="float" office:value="9" calcext:value-type="float">
            <text:p>9</text:p>
          </table:table-cell>
          <table:table-cell table:style-name="ce7" table:formula="of:=DEC2BIN([.B10];8)" office:value-type="string" office:string-value="00001001" calcext:value-type="string">
            <text:p>00001001</text:p>
          </table:table-cell>
          <table:table-cell table:style-name="ce7" table:formula="of:=DEC2HEX([.B10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cpyi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9" calcext:value-type="string">
            <text:p>09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 office:value-type="string" office:string-value="D" calcext:value-type="string">
            <text:p>D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7" calcext:value-type="float">
            <text:p>7</text:p>
          </table:table-cell>
          <table:table-cell table:style-name="ce21" table:formula="of:=IFNA(COM.MICROSOFT.CONCAT([.L10];[.M10]);&quot;&quot;)" office:value-type="string" office:string-value="D7" calcext:value-type="string">
            <text:p>D7</text:p>
          </table:table-cell>
          <table:table-cell table:style-name="ce22" table:formula="of:=IFNA(IF([.F10]=&quot;scall&quot;;VLOOKUP([.G10];[$'(DATA)scall'.$B$3:.$D$18];3;0);VLOOKUP([.F10];[$'(DATA)neamock'.$C$3:.$J$31];8;0));&quot;&quot;)" office:value-type="string" office:string-value="If Y register value = operand value, execute FLG = 0." calcext:value-type="string">
            <text:p>If Y register value = operand value, execute FLG = 0.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neamock'.$C$3:.$I$31];7;0);0); HEX2DEC([.A11]))" office:value-type="float" office:value="11" calcext:value-type="float">
            <text:p>11</text:p>
          </table:table-cell>
          <table:table-cell table:style-name="ce7" table:formula="of:=DEC2BIN([.B11];8)" office:value-type="string" office:string-value="00001011" calcext:value-type="string">
            <text:p>00001011</text:p>
          </table:table-cell>
          <table:table-cell table:style-name="ce7" table:formula="of:=DEC2HEX([.B11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incLoop</text:p>
          </table:table-cell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B" calcext:value-type="string">
            <text:p>0B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 office:value-type="string" office:string-value="F" calcext:value-type="string">
            <text:p>F</text:p>
          </table:table-cell>
          <table:table-cell table:style-name="ce20" table:formula="of:=IF(OR([.F11]=&quot;jmpf&quot;;[.F11]=&quot;call&quot;);VLOOKUP([.G11];[.$E$7:.$I$96];5;0);IF([.G11]=&quot;&quot;;&quot;&quot;;[.G11]))" office:value-type="string" office:string-value="02" calcext:value-type="string">
            <text:p>02</text:p>
          </table:table-cell>
          <table:table-cell table:style-name="ce21" table:formula="of:=IFNA(COM.MICROSOFT.CONCAT([.L11];[.M11]);&quot;&quot;)" office:value-type="string" office:string-value="F02" calcext:value-type="string">
            <text:p>F02</text:p>
          </table:table-cell>
          <table:table-cell table:style-name="ce22" table:formula="of:=IFNA(IF([.F11]=&quot;scall&quot;;VLOOKUP([.G11];[$'(DATA)scall'.$B$3:.$D$18];3;0);VLOOKUP([.F11];[$'(DATA)neamock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neamock'.$C$3:.$I$31];7;0);0); HEX2DEC([.A12]))" office:value-type="float" office:value="14" calcext:value-type="float">
            <text:p>14</text:p>
          </table:table-cell>
          <table:table-cell table:style-name="ce7" table:formula="of:=DEC2BIN([.B12];8)" office:value-type="string" office:string-value="00001110" calcext:value-type="string">
            <text:p>00001110</text:p>
          </table:table-cell>
          <table:table-cell table:style-name="ce7" table:formula="of:=DEC2HEX([.B12];2)" office:value-type="string" office:string-value="0E" calcext:value-type="string">
            <text:p>0E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6" calcext:value-type="float">
            <text:p>6</text:p>
          </table:table-cell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E" calcext:value-type="string">
            <text:p>0E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 office:value-type="string" office:string-value="A" calcext:value-type="string">
            <text:p>A</text:p>
          </table:table-cell>
          <table:table-cell table:style-name="ce20" table:formula="of:=IF(OR([.F12]=&quot;jmpf&quot;;[.F12]=&quot;call&quot;);VLOOKUP([.G12];[.$E$7:.$I$96];5;0);IF([.G12]=&quot;&quot;;&quot;&quot;;[.G12]))" office:value-type="float" office:value="6" calcext:value-type="float">
            <text:p>6</text:p>
          </table:table-cell>
          <table:table-cell table:style-name="ce21" table:formula="of:=IFNA(COM.MICROSOFT.CONCAT([.L12];[.M12]);&quot;&quot;)" office:value-type="string" office:string-value="A6" calcext:value-type="string">
            <text:p>A6</text:p>
          </table:table-cell>
          <table:table-cell table:style-name="ce22" table:formula="of:=IFNA(IF([.F12]=&quot;scall&quot;;VLOOKUP([.G12];[$'(DATA)scall'.$B$3:.$D$18];3;0);VLOOKUP([.F12];[$'(DATA)neamock'.$C$3:.$J$31];8;0));&quot;&quot;)" office:value-type="string" office:string-value="Store &quot;operand&quot; value in Y register." calcext:value-type="string">
            <text:p>Store "operand" value in Y register.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neamock'.$C$3:.$I$31];7;0);0); HEX2DEC([.A13]))" office:value-type="float" office:value="16" calcext:value-type="float">
            <text:p>16</text:p>
          </table:table-cell>
          <table:table-cell table:style-name="ce7" table:formula="of:=DEC2BIN([.B13];8)" office:value-type="string" office:string-value="00010000" calcext:value-type="string">
            <text:p>00010000</text:p>
          </table:table-cell>
          <table:table-cell table:style-name="ce7" table:formula="of:=DEC2HEX([.B13];2)" office:value-type="string" office:string-value="10" calcext:value-type="string">
            <text:p>10</text:p>
          </table:table-cell>
          <table:table-cell table:style-name="ce10" office:value-type="string" calcext:value-type="string">
            <text:p>decLoop</text:p>
          </table:table-cell>
          <table:table-cell table:style-name="ce10" office:value-type="string" calcext:value-type="string">
            <text:p>addy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10" calcext:value-type="string">
            <text:p>10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 office:value-type="string" office:string-value="B" calcext:value-type="string">
            <text:p>B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f" calcext:value-type="string">
            <text:p>f</text:p>
          </table:table-cell>
          <table:table-cell table:style-name="ce21" table:formula="of:=IFNA(COM.MICROSOFT.CONCAT([.L13];[.M13]);&quot;&quot;)" office:value-type="string" office:string-value="Bf" calcext:value-type="string">
            <text:p>Bf</text:p>
          </table:table-cell>
          <table:table-cell table:style-name="ce22" table:formula="of:=IFNA(IF([.F13]=&quot;scall&quot;;VLOOKUP([.G13];[$'(DATA)scall'.$B$3:.$D$18];3;0);VLOOKUP([.F13];[$'(DATA)neamock'.$C$3:.$J$31];8;0));&quot;&quot;)" office:value-type="string" office:string-value="Add the &quot;operand&quot; value to the Y register (at the time of digit increase, execution FLG=1)." calcext:value-type="string">
            <text:p>Add the "operand" value to the Y register (at the time of digit increase, execution FLG=1).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neamock'.$C$3:.$I$31];7;0);0); HEX2DEC([.A14]))" office:value-type="float" office:value="18" calcext:value-type="float">
            <text:p>18</text:p>
          </table:table-cell>
          <table:table-cell table:style-name="ce7" table:formula="of:=DEC2BIN([.B14];8)" office:value-type="string" office:string-value="00010010" calcext:value-type="string">
            <text:p>00010010</text:p>
          </table:table-cell>
          <table:table-cell table:style-name="ce7" table:formula="of:=DEC2HEX([.B14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ledOnOff</text:p>
          </table:table-cell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12" calcext:value-type="string">
            <text:p>12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 office:value-type="string" office:string-value="F60" calcext:value-type="string">
            <text:p>F60</text:p>
          </table:table-cell>
          <table:table-cell table:style-name="ce20" table:formula="of:=IF(OR([.F14]=&quot;jmpf&quot;;[.F14]=&quot;call&quot;);VLOOKUP([.G14];[.$E$7:.$I$96];5;0);IF([.G14]=&quot;&quot;;&quot;&quot;;[.G14]))" office:value-type="string" office:string-value="1F" calcext:value-type="string">
            <text:p>1F</text:p>
          </table:table-cell>
          <table:table-cell table:style-name="ce21" table:formula="of:=IFNA(COM.MICROSOFT.CONCAT([.L14];[.M14]);&quot;&quot;)" office:value-type="string" office:string-value="F601F" calcext:value-type="string">
            <text:p>F601F</text:p>
          </table:table-cell>
          <table:table-cell table:style-name="ce22" table:formula="of:=IFNA(IF([.F14]=&quot;scall&quot;;VLOOKUP([.G14];[$'(DATA)scall'.$B$3:.$D$18];3;0);VLOOKUP([.F14];[$'(DATA)neamock'.$C$3:.$J$31];8;0));&quot;&quot;)" office:value-type="string" office:string-value="Jump to specified address (regardless of execution FLG)." calcext:value-type="string">
            <text:p>Jump to specified address (regardless of execution FLG).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neamock'.$C$3:.$I$31];7;0);0); HEX2DEC([.A15]))" office:value-type="float" office:value="23" calcext:value-type="float">
            <text:p>23</text:p>
          </table:table-cell>
          <table:table-cell table:style-name="ce7" table:formula="of:=DEC2BIN([.B15];8)" office:value-type="string" office:string-value="00010111" calcext:value-type="string">
            <text:p>00010111</text:p>
          </table:table-cell>
          <table:table-cell table:style-name="ce7" table:formula="of:=DEC2HEX([.B15];2)" office:value-type="string" office:string-value="17" calcext:value-type="string">
            <text:p>17</text:p>
          </table:table-cell>
          <table:table-cell table:style-name="ce10"/>
          <table:table-cell table:style-name="ce10" office:value-type="string" calcext:value-type="string">
            <text:p>cp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17" calcext:value-type="string">
            <text:p>17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 office:value-type="string" office:string-value="D" calcext:value-type="string">
            <text:p>D</text:p>
          </table:table-cell>
          <table:table-cell table:style-name="ce20" table:formula="of:=IF(OR([.F15]=&quot;jmpf&quot;;[.F15]=&quot;call&quot;);VLOOKUP([.G15];[.$E$7:.$I$96];5;0);IF([.G15]=&quot;&quot;;&quot;&quot;;[.G15]))" office:value-type="float" office:value="1" calcext:value-type="float">
            <text:p>1</text:p>
          </table:table-cell>
          <table:table-cell table:style-name="ce21" table:formula="of:=IFNA(COM.MICROSOFT.CONCAT([.L15];[.M15]);&quot;&quot;)" office:value-type="string" office:string-value="D1" calcext:value-type="string">
            <text:p>D1</text:p>
          </table:table-cell>
          <table:table-cell table:style-name="ce22" table:formula="of:=IFNA(IF([.F15]=&quot;scall&quot;;VLOOKUP([.G15];[$'(DATA)scall'.$B$3:.$D$18];3;0);VLOOKUP([.F15];[$'(DATA)neamock'.$C$3:.$J$31];8;0));&quot;&quot;)" office:value-type="string" office:string-value="If Y register value = operand value, execute FLG = 0." calcext:value-type="string">
            <text:p>If Y register value = operand value, execute FLG = 0.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neamock'.$C$3:.$I$31];7;0);0); HEX2DEC([.A16]))" office:value-type="float" office:value="25" calcext:value-type="float">
            <text:p>25</text:p>
          </table:table-cell>
          <table:table-cell table:style-name="ce7" table:formula="of:=DEC2BIN([.B16];8)" office:value-type="string" office:string-value="00011001" calcext:value-type="string">
            <text:p>00011001</text:p>
          </table:table-cell>
          <table:table-cell table:style-name="ce7" table:formula="of:=DEC2HEX([.B16];2)" office:value-type="string" office:string-value="19" calcext:value-type="string">
            <text:p>19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decLoop</text:p>
          </table:table-cell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19" calcext:value-type="string">
            <text:p>19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 office:value-type="string" office:string-value="F" calcext:value-type="string">
            <text:p>F</text:p>
          </table:table-cell>
          <table:table-cell table:style-name="ce20" table:formula="of:=IF(OR([.F16]=&quot;jmpf&quot;;[.F16]=&quot;call&quot;);VLOOKUP([.G16];[.$E$7:.$I$96];5;0);IF([.G16]=&quot;&quot;;&quot;&quot;;[.G16]))" office:value-type="string" office:string-value="10" calcext:value-type="string">
            <text:p>10</text:p>
          </table:table-cell>
          <table:table-cell table:style-name="ce21" table:formula="of:=IFNA(COM.MICROSOFT.CONCAT([.L16];[.M16]);&quot;&quot;)" office:value-type="string" office:string-value="F10" calcext:value-type="string">
            <text:p>F10</text:p>
          </table:table-cell>
          <table:table-cell table:style-name="ce22" table:formula="of:=IFNA(IF([.F16]=&quot;scall&quot;;VLOOKUP([.G16];[$'(DATA)scall'.$B$3:.$D$18];3;0);VLOOKUP([.F16];[$'(DATA)neamock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neamock'.$C$3:.$I$31];7;0);0); HEX2DEC([.A17]))" office:value-type="float" office:value="28" calcext:value-type="float">
            <text:p>28</text:p>
          </table:table-cell>
          <table:table-cell table:style-name="ce7" table:formula="of:=DEC2BIN([.B17];8)" office:value-type="string" office:string-value="00011100" calcext:value-type="string">
            <text:p>00011100</text:p>
          </table:table-cell>
          <table:table-cell table:style-name="ce7" table:formula="of:=DEC2HEX([.B17];2)" office:value-type="string" office:string-value="1C" calcext:value-type="string">
            <text:p>1C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start</text:p>
          </table:table-cell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1C" calcext:value-type="string">
            <text:p>1C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 office:value-type="string" office:string-value="F" calcext:value-type="string">
            <text:p>F</text:p>
          </table:table-cell>
          <table:table-cell table:style-name="ce20" table:formula="of:=IF(OR([.F17]=&quot;jmpf&quot;;[.F17]=&quot;call&quot;);VLOOKUP([.G17];[.$E$7:.$I$96];5;0);IF([.G17]=&quot;&quot;;&quot;&quot;;[.G17]))" office:value-type="string" office:string-value="00" calcext:value-type="string">
            <text:p>00</text:p>
          </table:table-cell>
          <table:table-cell table:style-name="ce21" table:formula="of:=IFNA(COM.MICROSOFT.CONCAT([.L17];[.M17]);&quot;&quot;)" office:value-type="string" office:string-value="F00" calcext:value-type="string">
            <text:p>F00</text:p>
          </table:table-cell>
          <table:table-cell table:style-name="ce22" table:formula="of:=IFNA(IF([.F17]=&quot;scall&quot;;VLOOKUP([.G17];[$'(DATA)scall'.$B$3:.$D$18];3;0);VLOOKUP([.F17];[$'(DATA)neamock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8]=&quot;&quot;; [.B17]+IFNA(VLOOKUP([.F17];[$'(DATA)neamock'.$C$3:.$I$31];7;0);0); HEX2DEC([.A18]))" office:value-type="float" office:value="31" calcext:value-type="float">
            <text:p>31</text:p>
          </table:table-cell>
          <table:table-cell table:style-name="ce7" table:formula="of:=DEC2BIN([.B18];8)" office:value-type="string" office:string-value="00011111" calcext:value-type="string">
            <text:p>00011111</text:p>
          </table:table-cell>
          <table:table-cell table:style-name="ce7" table:formula="of:=DEC2HEX([.B18];2)" office:value-type="string" office:string-value="1F" calcext:value-type="string">
            <text:p>1F</text:p>
          </table:table-cell>
          <table:table-cell table:style-name="ce14" office:value-type="string" calcext:value-type="string">
            <text:p>ledOnOff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1F" calcext:value-type="string">
            <text:p>1F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 office:value-type="string" office:string-value="E" calcext:value-type="string">
            <text:p>E</text:p>
          </table:table-cell>
          <table:table-cell table:style-name="ce20" table:formula="of:=IF(OR([.F18]=&quot;jmpf&quot;;[.F18]=&quot;call&quot;);VLOOKUP([.G18];[.$E$7:.$I$96];5;0);IF([.G18]=&quot;&quot;;&quot;&quot;;[.G18]))" office:value-type="float" office:value="1" calcext:value-type="float">
            <text:p>1</text:p>
          </table:table-cell>
          <table:table-cell table:style-name="ce21" table:formula="of:=IFNA(COM.MICROSOFT.CONCAT([.L18];[.M18]);&quot;&quot;)" office:value-type="string" office:string-value="E1" calcext:value-type="string">
            <text:p>E1</text:p>
          </table:table-cell>
          <table:table-cell table:style-name="ce22" table:formula="of:=IFNA(IF([.F18]=&quot;scall&quot;;VLOOKUP([.G18];[$'(DATA)scall'.$B$3:.$D$18];3;0);VLOOKUP([.F18];[$'(DATA)neamock'.$C$3:.$J$31];8;0));&quot;&quot;)" office:value-type="string" office:string-value="Turn on the LED corresponding to the Y register value." calcext:value-type="string">
            <text:p>Turn on the LED corresponding to the Y register value.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neamock'.$C$3:.$I$31];7;0);0); HEX2DEC([.A19]))" office:value-type="float" office:value="33" calcext:value-type="float">
            <text:p>33</text:p>
          </table:table-cell>
          <table:table-cell table:style-name="ce7" table:formula="of:=DEC2BIN([.B19];8)" office:value-type="string" office:string-value="00100001" calcext:value-type="string">
            <text:p>00100001</text:p>
          </table:table-cell>
          <table:table-cell table:style-name="ce7" table:formula="of:=DEC2HEX([.B19];2)" office:value-type="string" office:string-value="21" calcext:value-type="string">
            <text:p>21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21" calcext:value-type="string">
            <text:p>21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 office:value-type="string" office:string-value="8" calcext:value-type="string">
            <text:p>8</text:p>
          </table:table-cell>
          <table:table-cell table:style-name="ce20" table:formula="of:=IF(OR([.F19]=&quot;jmpf&quot;;[.F19]=&quot;call&quot;);VLOOKUP([.G19];[.$E$7:.$I$96];5;0);IF([.G19]=&quot;&quot;;&quot;&quot;;[.G19]))" office:value-type="float" office:value="0" calcext:value-type="float">
            <text:p>0</text:p>
          </table:table-cell>
          <table:table-cell table:style-name="ce21" table:formula="of:=IFNA(COM.MICROSOFT.CONCAT([.L19];[.M19]);&quot;&quot;)" office:value-type="string" office:string-value="80" calcext:value-type="string">
            <text:p>80</text:p>
          </table:table-cell>
          <table:table-cell table:style-name="ce22" table:formula="of:=IFNA(IF([.F19]=&quot;scall&quot;;VLOOKUP([.G19];[$'(DATA)scall'.$B$3:.$D$18];3;0);VLOOKUP([.F19];[$'(DATA)neamock'.$C$3:.$J$31];8;0));&quot;&quot;)" office:value-type="string" office:string-value="Store the operand value in the A register." calcext:value-type="string">
            <text:p>Store the operand value in the A register.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0]=&quot;&quot;; [.B19]+IFNA(VLOOKUP([.F19];[$'(DATA)neamock'.$C$3:.$I$31];7;0);0); HEX2DEC([.A20]))" office:value-type="float" office:value="35" calcext:value-type="float">
            <text:p>35</text:p>
          </table:table-cell>
          <table:table-cell table:style-name="ce7" table:formula="of:=DEC2BIN([.B20];8)" office:value-type="string" office:string-value="00100011" calcext:value-type="string">
            <text:p>00100011</text:p>
          </table:table-cell>
          <table:table-cell table:style-name="ce7" table:formula="of:=DEC2HEX([.B20];2)" office:value-type="string" office:string-value="23" calcext:value-type="string">
            <text:p>23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23" calcext:value-type="string">
            <text:p>23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 office:value-type="string" office:string-value="E" calcext:value-type="string">
            <text:p>E</text:p>
          </table:table-cell>
          <table:table-cell table:style-name="ce20" table:formula="of:=IF(OR([.F20]=&quot;jmpf&quot;;[.F20]=&quot;call&quot;);VLOOKUP([.G20];[.$E$7:.$I$96];5;0);IF([.G20]=&quot;&quot;;&quot;&quot;;[.G20]))" office:value-type="string" office:string-value="c" calcext:value-type="string">
            <text:p>c</text:p>
          </table:table-cell>
          <table:table-cell table:style-name="ce21" table:formula="of:=IFNA(COM.MICROSOFT.CONCAT([.L20];[.M20]);&quot;&quot;)" office:value-type="string" office:string-value="Ec" calcext:value-type="string">
            <text:p>Ec</text:p>
          </table:table-cell>
          <table:table-cell table:style-name="ce22" table:formula="of:=IFNA(IF([.F20]=&quot;scall&quot;;VLOOKUP([.G20];[$'(DATA)scall'.$B$3:.$D$18];3;0);VLOOKUP([.F20];[$'(DATA)neamock'.$C$3:.$J$31];8;0));&quot;&quot;)" office:value-type="string" office:string-value="Wait for processing for (A register value + 1) x 0.1 second." calcext:value-type="string">
            <text:p>Wait for processing for (A register value + 1) x 0.1 second.</text:p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1]=&quot;&quot;; [.B20]+IFNA(VLOOKUP([.F20];[$'(DATA)neamock'.$C$3:.$I$31];7;0);0); HEX2DEC([.A21]))" office:value-type="float" office:value="37" calcext:value-type="float">
            <text:p>37</text:p>
          </table:table-cell>
          <table:table-cell table:style-name="ce7" table:formula="of:=DEC2BIN([.B21];8)" office:value-type="string" office:string-value="00100101" calcext:value-type="string">
            <text:p>00100101</text:p>
          </table:table-cell>
          <table:table-cell table:style-name="ce7" table:formula="of:=DEC2HEX([.B21];2)" office:value-type="string" office:string-value="25" calcext:value-type="string">
            <text:p>25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25" calcext:value-type="string">
            <text:p>25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 office:value-type="string" office:string-value="E" calcext:value-type="string">
            <text:p>E</text:p>
          </table:table-cell>
          <table:table-cell table:style-name="ce20" table:formula="of:=IF(OR([.F21]=&quot;jmpf&quot;;[.F21]=&quot;call&quot;);VLOOKUP([.G21];[.$E$7:.$I$96];5;0);IF([.G21]=&quot;&quot;;&quot;&quot;;[.G21]))" office:value-type="float" office:value="2" calcext:value-type="float">
            <text:p>2</text:p>
          </table:table-cell>
          <table:table-cell table:style-name="ce21" table:formula="of:=IFNA(COM.MICROSOFT.CONCAT([.L21];[.M21]);&quot;&quot;)" office:value-type="string" office:string-value="E2" calcext:value-type="string">
            <text:p>E2</text:p>
          </table:table-cell>
          <table:table-cell table:style-name="ce22" table:formula="of:=IFNA(IF([.F21]=&quot;scall&quot;;VLOOKUP([.G21];[$'(DATA)scall'.$B$3:.$D$18];3;0);VLOOKUP([.F21];[$'(DATA)neamock'.$C$3:.$J$31];8;0));&quot;&quot;)" office:value-type="string" office:string-value="Turn off the LED corresponding to the Y register value." calcext:value-type="string">
            <text:p>Turn off the LED corresponding to the Y register value.</text:p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2]=&quot;&quot;; [.B21]+IFNA(VLOOKUP([.F21];[$'(DATA)neamock'.$C$3:.$I$31];7;0);0); HEX2DEC([.A22]))" office:value-type="float" office:value="39" calcext:value-type="float">
            <text:p>39</text:p>
          </table:table-cell>
          <table:table-cell table:style-name="ce7" table:formula="of:=DEC2BIN([.B22];8)" office:value-type="string" office:string-value="00100111" calcext:value-type="string">
            <text:p>00100111</text:p>
          </table:table-cell>
          <table:table-cell table:style-name="ce7" table:formula="of:=DEC2HEX([.B22];2)" office:value-type="string" office:string-value="27" calcext:value-type="string">
            <text:p>27</text:p>
          </table:table-cell>
          <table:table-cell table:style-name="ce10"/>
          <table:table-cell table:style-name="ce10" office:value-type="string" calcext:value-type="string">
            <text:p>ret</text:p>
          </table:table-cell>
          <table:table-cell table:style-name="ce14"/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27" calcext:value-type="string">
            <text:p>27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 office:value-type="string" office:string-value="F61" calcext:value-type="string">
            <text:p>F61</text:p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 office:value-type="string" office:string-value="F61" calcext:value-type="string">
            <text:p>F61</text:p>
          </table:table-cell>
          <table:table-cell table:style-name="ce22" table:formula="of:=IFNA(IF([.F22]=&quot;scall&quot;;VLOOKUP([.G22];[$'(DATA)scall'.$B$3:.$D$18];3;0);VLOOKUP([.F22];[$'(DATA)neamock'.$C$3:.$J$31];8;0));&quot;&quot;)" office:value-type="string" office:string-value="callBack to the original address." calcext:value-type="string">
            <text:p>callBack to the original address.</text:p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neamock'.$C$3:.$I$31];7;0);0); HEX2DEC([.A23]))" office:value-type="float" office:value="42" calcext:value-type="float">
            <text:p>42</text:p>
          </table:table-cell>
          <table:table-cell table:style-name="ce7" table:formula="of:=DEC2BIN([.B23];8)" office:value-type="string" office:string-value="00101010" calcext:value-type="string">
            <text:p>00101010</text:p>
          </table:table-cell>
          <table:table-cell table:style-name="ce7" table:formula="of:=DEC2HEX([.B23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2A" calcext:value-type="string">
            <text:p>2A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neamock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42" calcext:value-type="float">
            <text:p>42</text:p>
          </table:table-cell>
          <table:table-cell table:style-name="ce7" table:formula="of:=DEC2BIN([.B24];8)" office:value-type="string" office:string-value="00101010" calcext:value-type="string">
            <text:p>00101010</text:p>
          </table:table-cell>
          <table:table-cell table:style-name="ce7" table:formula="of:=DEC2HEX([.B24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2A" calcext:value-type="string">
            <text:p>2A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neamock'.$C$3:.$I$31];7;0);0); HEX2DEC([.A25]))" office:value-type="float" office:value="42" calcext:value-type="float">
            <text:p>42</text:p>
          </table:table-cell>
          <table:table-cell table:style-name="ce7" table:formula="of:=DEC2BIN([.B25];8)" office:value-type="string" office:string-value="00101010" calcext:value-type="string">
            <text:p>00101010</text:p>
          </table:table-cell>
          <table:table-cell table:style-name="ce7" table:formula="of:=DEC2HEX([.B2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2A" calcext:value-type="string">
            <text:p>2A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neamock'.$C$3:.$I$31];7;0);0); HEX2DEC([.A26]))" office:value-type="float" office:value="42" calcext:value-type="float">
            <text:p>42</text:p>
          </table:table-cell>
          <table:table-cell table:style-name="ce7" table:formula="of:=DEC2BIN([.B26];8)" office:value-type="string" office:string-value="00101010" calcext:value-type="string">
            <text:p>00101010</text:p>
          </table:table-cell>
          <table:table-cell table:style-name="ce7" table:formula="of:=DEC2HEX([.B26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2A" calcext:value-type="string">
            <text:p>2A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neamock'.$C$3:.$I$31];7;0);0); HEX2DEC([.A27]))" office:value-type="float" office:value="42" calcext:value-type="float">
            <text:p>42</text:p>
          </table:table-cell>
          <table:table-cell table:style-name="ce7" table:formula="of:=DEC2BIN([.B27];8)" office:value-type="string" office:string-value="00101010" calcext:value-type="string">
            <text:p>00101010</text:p>
          </table:table-cell>
          <table:table-cell table:style-name="ce7" table:formula="of:=DEC2HEX([.B27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2A" calcext:value-type="string">
            <text:p>2A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neamock'.$C$3:.$I$31];7;0);0); HEX2DEC([.A28]))" office:value-type="float" office:value="42" calcext:value-type="float">
            <text:p>42</text:p>
          </table:table-cell>
          <table:table-cell table:style-name="ce7" table:formula="of:=DEC2BIN([.B28];8)" office:value-type="string" office:string-value="00101010" calcext:value-type="string">
            <text:p>00101010</text:p>
          </table:table-cell>
          <table:table-cell table:style-name="ce7" table:formula="of:=DEC2HEX([.B28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2A" calcext:value-type="string">
            <text:p>2A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neamock'.$C$3:.$I$31];7;0);0); HEX2DEC([.A29]))" office:value-type="float" office:value="42" calcext:value-type="float">
            <text:p>42</text:p>
          </table:table-cell>
          <table:table-cell table:style-name="ce7" table:formula="of:=DEC2BIN([.B29];8)" office:value-type="string" office:string-value="00101010" calcext:value-type="string">
            <text:p>00101010</text:p>
          </table:table-cell>
          <table:table-cell table:style-name="ce7" table:formula="of:=DEC2HEX([.B2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2A" calcext:value-type="string">
            <text:p>2A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42" calcext:value-type="float">
            <text:p>42</text:p>
          </table:table-cell>
          <table:table-cell table:style-name="ce7" table:formula="of:=DEC2BIN([.B30];8)" office:value-type="string" office:string-value="00101010" calcext:value-type="string">
            <text:p>00101010</text:p>
          </table:table-cell>
          <table:table-cell table:style-name="ce7" table:formula="of:=DEC2HEX([.B3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2A" calcext:value-type="string">
            <text:p>2A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neamock'.$C$3:.$I$31];7;0);0); HEX2DEC([.A31]))" office:value-type="float" office:value="42" calcext:value-type="float">
            <text:p>42</text:p>
          </table:table-cell>
          <table:table-cell table:style-name="ce7" table:formula="of:=DEC2BIN([.B31];8)" office:value-type="string" office:string-value="00101010" calcext:value-type="string">
            <text:p>00101010</text:p>
          </table:table-cell>
          <table:table-cell table:style-name="ce7" table:formula="of:=DEC2HEX([.B3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2A" calcext:value-type="string">
            <text:p>2A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42" calcext:value-type="float">
            <text:p>42</text:p>
          </table:table-cell>
          <table:table-cell table:style-name="ce7" table:formula="of:=DEC2BIN([.B32];8)" office:value-type="string" office:string-value="00101010" calcext:value-type="string">
            <text:p>00101010</text:p>
          </table:table-cell>
          <table:table-cell table:style-name="ce7" table:formula="of:=DEC2HEX([.B32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2A" calcext:value-type="string">
            <text:p>2A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neamock'.$C$3:.$I$31];7;0);0); HEX2DEC([.A33]))" office:value-type="float" office:value="42" calcext:value-type="float">
            <text:p>42</text:p>
          </table:table-cell>
          <table:table-cell table:style-name="ce7" table:formula="of:=DEC2BIN([.B33];8)" office:value-type="string" office:string-value="00101010" calcext:value-type="string">
            <text:p>00101010</text:p>
          </table:table-cell>
          <table:table-cell table:style-name="ce7" table:formula="of:=DEC2HEX([.B33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2A" calcext:value-type="string">
            <text:p>2A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neamock'.$C$3:.$I$31];7;0);0); HEX2DEC([.A34]))" office:value-type="float" office:value="42" calcext:value-type="float">
            <text:p>42</text:p>
          </table:table-cell>
          <table:table-cell table:style-name="ce7" table:formula="of:=DEC2BIN([.B34];8)" office:value-type="string" office:string-value="00101010" calcext:value-type="string">
            <text:p>00101010</text:p>
          </table:table-cell>
          <table:table-cell table:style-name="ce7" table:formula="of:=DEC2HEX([.B34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2A" calcext:value-type="string">
            <text:p>2A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42" calcext:value-type="float">
            <text:p>42</text:p>
          </table:table-cell>
          <table:table-cell table:style-name="ce7" table:formula="of:=DEC2BIN([.B35];8)" office:value-type="string" office:string-value="00101010" calcext:value-type="string">
            <text:p>00101010</text:p>
          </table:table-cell>
          <table:table-cell table:style-name="ce7" table:formula="of:=DEC2HEX([.B3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2A" calcext:value-type="string">
            <text:p>2A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neamock'.$C$3:.$I$31];7;0);0); HEX2DEC([.A36]))" office:value-type="float" office:value="42" calcext:value-type="float">
            <text:p>42</text:p>
          </table:table-cell>
          <table:table-cell table:style-name="ce7" table:formula="of:=DEC2BIN([.B36];8)" office:value-type="string" office:string-value="00101010" calcext:value-type="string">
            <text:p>00101010</text:p>
          </table:table-cell>
          <table:table-cell table:style-name="ce7" table:formula="of:=DEC2HEX([.B36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2A" calcext:value-type="string">
            <text:p>2A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neamock'.$C$3:.$I$31];7;0);0); HEX2DEC([.A37]))" office:value-type="float" office:value="42" calcext:value-type="float">
            <text:p>42</text:p>
          </table:table-cell>
          <table:table-cell table:style-name="ce7" table:formula="of:=DEC2BIN([.B37];8)" office:value-type="string" office:string-value="00101010" calcext:value-type="string">
            <text:p>00101010</text:p>
          </table:table-cell>
          <table:table-cell table:style-name="ce7" table:formula="of:=DEC2HEX([.B37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2A" calcext:value-type="string">
            <text:p>2A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42" calcext:value-type="float">
            <text:p>42</text:p>
          </table:table-cell>
          <table:table-cell table:style-name="ce7" table:formula="of:=DEC2BIN([.B38];8)" office:value-type="string" office:string-value="00101010" calcext:value-type="string">
            <text:p>00101010</text:p>
          </table:table-cell>
          <table:table-cell table:style-name="ce7" table:formula="of:=DEC2HEX([.B38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2A" calcext:value-type="string">
            <text:p>2A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42" calcext:value-type="float">
            <text:p>42</text:p>
          </table:table-cell>
          <table:table-cell table:style-name="ce7" table:formula="of:=DEC2BIN([.B39];8)" office:value-type="string" office:string-value="00101010" calcext:value-type="string">
            <text:p>00101010</text:p>
          </table:table-cell>
          <table:table-cell table:style-name="ce7" table:formula="of:=DEC2HEX([.B3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2A" calcext:value-type="string">
            <text:p>2A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42" calcext:value-type="float">
            <text:p>42</text:p>
          </table:table-cell>
          <table:table-cell table:style-name="ce7" table:formula="of:=DEC2BIN([.B40];8)" office:value-type="string" office:string-value="00101010" calcext:value-type="string">
            <text:p>00101010</text:p>
          </table:table-cell>
          <table:table-cell table:style-name="ce7" table:formula="of:=DEC2HEX([.B4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2A" calcext:value-type="string">
            <text:p>2A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42" calcext:value-type="float">
            <text:p>42</text:p>
          </table:table-cell>
          <table:table-cell table:style-name="ce7" table:formula="of:=DEC2BIN([.B41];8)" office:value-type="string" office:string-value="00101010" calcext:value-type="string">
            <text:p>00101010</text:p>
          </table:table-cell>
          <table:table-cell table:style-name="ce7" table:formula="of:=DEC2HEX([.B4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2A" calcext:value-type="string">
            <text:p>2A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42" calcext:value-type="float">
            <text:p>42</text:p>
          </table:table-cell>
          <table:table-cell table:style-name="ce7" table:formula="of:=DEC2BIN([.B42];8)" office:value-type="string" office:string-value="00101010" calcext:value-type="string">
            <text:p>00101010</text:p>
          </table:table-cell>
          <table:table-cell table:style-name="ce7" table:formula="of:=DEC2HEX([.B42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2A" calcext:value-type="string">
            <text:p>2A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42" calcext:value-type="float">
            <text:p>42</text:p>
          </table:table-cell>
          <table:table-cell table:style-name="ce7" table:formula="of:=DEC2BIN([.B43];8)" office:value-type="string" office:string-value="00101010" calcext:value-type="string">
            <text:p>00101010</text:p>
          </table:table-cell>
          <table:table-cell table:style-name="ce7" table:formula="of:=DEC2HEX([.B43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2A" calcext:value-type="string">
            <text:p>2A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42" calcext:value-type="float">
            <text:p>42</text:p>
          </table:table-cell>
          <table:table-cell table:style-name="ce7" table:formula="of:=DEC2BIN([.B44];8)" office:value-type="string" office:string-value="00101010" calcext:value-type="string">
            <text:p>00101010</text:p>
          </table:table-cell>
          <table:table-cell table:style-name="ce7" table:formula="of:=DEC2HEX([.B44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2A" calcext:value-type="string">
            <text:p>2A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42" calcext:value-type="float">
            <text:p>42</text:p>
          </table:table-cell>
          <table:table-cell table:style-name="ce7" table:formula="of:=DEC2BIN([.B45];8)" office:value-type="string" office:string-value="00101010" calcext:value-type="string">
            <text:p>00101010</text:p>
          </table:table-cell>
          <table:table-cell table:style-name="ce7" table:formula="of:=DEC2HEX([.B4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2A" calcext:value-type="string">
            <text:p>2A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42" calcext:value-type="float">
            <text:p>42</text:p>
          </table:table-cell>
          <table:table-cell table:style-name="ce7" table:formula="of:=DEC2BIN([.B46];8)" office:value-type="string" office:string-value="00101010" calcext:value-type="string">
            <text:p>00101010</text:p>
          </table:table-cell>
          <table:table-cell table:style-name="ce7" table:formula="of:=DEC2HEX([.B46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2A" calcext:value-type="string">
            <text:p>2A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42" calcext:value-type="float">
            <text:p>42</text:p>
          </table:table-cell>
          <table:table-cell table:style-name="ce7" table:formula="of:=DEC2BIN([.B47];8)" office:value-type="string" office:string-value="00101010" calcext:value-type="string">
            <text:p>00101010</text:p>
          </table:table-cell>
          <table:table-cell table:style-name="ce7" table:formula="of:=DEC2HEX([.B47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2A" calcext:value-type="string">
            <text:p>2A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42" calcext:value-type="float">
            <text:p>42</text:p>
          </table:table-cell>
          <table:table-cell table:style-name="ce7" table:formula="of:=DEC2BIN([.B48];8)" office:value-type="string" office:string-value="00101010" calcext:value-type="string">
            <text:p>00101010</text:p>
          </table:table-cell>
          <table:table-cell table:style-name="ce7" table:formula="of:=DEC2HEX([.B48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2A" calcext:value-type="string">
            <text:p>2A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42" calcext:value-type="float">
            <text:p>42</text:p>
          </table:table-cell>
          <table:table-cell table:style-name="ce7" table:formula="of:=DEC2BIN([.B49];8)" office:value-type="string" office:string-value="00101010" calcext:value-type="string">
            <text:p>00101010</text:p>
          </table:table-cell>
          <table:table-cell table:style-name="ce7" table:formula="of:=DEC2HEX([.B4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2A" calcext:value-type="string">
            <text:p>2A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42" calcext:value-type="float">
            <text:p>42</text:p>
          </table:table-cell>
          <table:table-cell table:style-name="ce7" table:formula="of:=DEC2BIN([.B50];8)" office:value-type="string" office:string-value="00101010" calcext:value-type="string">
            <text:p>00101010</text:p>
          </table:table-cell>
          <table:table-cell table:style-name="ce7" table:formula="of:=DEC2HEX([.B5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2A" calcext:value-type="string">
            <text:p>2A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42" calcext:value-type="float">
            <text:p>42</text:p>
          </table:table-cell>
          <table:table-cell table:style-name="ce7" table:formula="of:=DEC2BIN([.B51];8)" office:value-type="string" office:string-value="00101010" calcext:value-type="string">
            <text:p>00101010</text:p>
          </table:table-cell>
          <table:table-cell table:style-name="ce7" table:formula="of:=DEC2HEX([.B5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2A" calcext:value-type="string">
            <text:p>2A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00/00/00</text:date>, <text:time style:data-style-name="N2" text:time-value="03:06:14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21:17:42.520000000</meta:creation-date>
    <meta:generator>LibreOffice/6.4.3.2$Windows_X86_64 LibreOffice_project/747b5d0ebf89f41c860ec2a39efd7cb15b54f2d8</meta:generator>
    <meta:editing-duration>P0D</meta:editing-duration>
    <meta:editing-cycles>1</meta:editing-cycles>
    <meta:document-statistic meta:table-count="6" meta:cell-count="4626" meta:object-count="0"/>
  </office:meta>
</office:document-meta>
</file>